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5cm" svg:stroke-color="#cccccc" draw:stroke-linejoin="miter" draw:fill="none" fo:padding-top="0.142cm" fo:padding-bottom="0.142cm" fo:padding-left="0.267cm" fo:padding-right="0.267cm"/>
    </style:style>
    <style:style style:name="gr2" style:family="graphic" style:parent-style-name="standard">
      <style:graphic-properties draw:stroke="solid" svg:stroke-width="0.035cm" svg:stroke-color="#000000" draw:stroke-linejoin="miter" draw:fill="solid" draw:fill-color="#ff0000" draw:opacity="50%" fo:padding-top="0.142cm" fo:padding-bottom="0.142cm" fo:padding-left="0.267cm" fo:padding-right="0.267cm"/>
    </style:style>
    <style:style style:name="gr3" style:family="graphic" style:parent-style-name="standard">
      <style:graphic-properties draw:stroke="solid" svg:stroke-width="0.035cm" svg:stroke-color="#000000" draw:stroke-linejoin="miter" draw:fill="solid" draw:fill-color="#ffff00" draw:opacity="50%" fo:padding-top="0.142cm" fo:padding-bottom="0.142cm" fo:padding-left="0.267cm" fo:padding-right="0.267cm"/>
    </style:style>
    <style:style style:name="gr4" style:family="graphic" style:parent-style-name="standard">
      <style:graphic-properties draw:stroke="solid" svg:stroke-width="0.035cm" svg:stroke-color="#000000" draw:stroke-linejoin="miter" draw:fill="solid" draw:fill-color="#336600" draw:opacity="50%" fo:padding-top="0.142cm" fo:padding-bottom="0.142cm" fo:padding-left="0.267cm" fo:padding-right="0.267cm"/>
    </style:style>
    <style:style style:name="gr5" style:family="graphic" style:parent-style-name="standard">
      <style:graphic-properties draw:stroke="solid" svg:stroke-width="0.035cm" svg:stroke-color="#000000" draw:stroke-linejoin="miter" draw:fill="solid" draw:fill-color="#00cccc" draw:opacity="50%" fo:padding-top="0.142cm" fo:padding-bottom="0.142cm" fo:padding-left="0.267cm" fo:padding-right="0.267cm"/>
    </style:style>
    <style:style style:name="gr6" style:family="graphic" style:parent-style-name="standard">
      <style:graphic-properties draw:stroke="solid" svg:stroke-width="0.035cm" svg:stroke-color="#000000" draw:stroke-linejoin="miter" draw:fill="solid" draw:fill-color="#333366" draw:opacity="50%" fo:padding-top="0.142cm" fo:padding-bottom="0.142cm" fo:padding-left="0.267cm" fo:padding-right="0.267cm"/>
    </style:style>
    <style:style style:name="gr7" style:family="graphic" style:parent-style-name="standard">
      <style:graphic-properties draw:stroke="solid" svg:stroke-width="0.035cm" svg:stroke-color="#000000" draw:stroke-linejoin="miter" draw:fill="solid" draw:fill-color="#66ff00" draw:opacity="50%" fo:padding-top="0.142cm" fo:padding-bottom="0.142cm" fo:padding-left="0.267cm" fo:padding-right="0.267cm"/>
    </style:style>
    <style:style style:name="gr8" style:family="graphic" style:parent-style-name="standard">
      <style:graphic-properties draw:stroke="solid" svg:stroke-width="0.035cm" svg:stroke-color="#000000" draw:stroke-linejoin="miter" draw:fill="solid" draw:fill-color="#cc00cc" draw:opacity="50%" fo:padding-top="0.142cm" fo:padding-bottom="0.142cm" fo:padding-left="0.267cm" fo:padding-right="0.267cm"/>
    </style:style>
    <style:style style:name="gr9" style:family="graphic" style:parent-style-name="standard">
      <style:graphic-properties draw:stroke="none" draw:fill="none" draw:textarea-horizontal-align="left" draw:auto-grow-width="true" fo:min-height="0.945cm" fo:min-width="0.002cm" fo:padding-top="0cm" fo:padding-bottom="0cm" fo:padding-left="0cm" fo:padding-right="0cm"/>
    </style:style>
    <style:style style:name="gr10" style:family="graphic" style:parent-style-name="standard">
      <style:graphic-properties draw:stroke="none" draw:fill="none" draw:textarea-horizontal-align="left" draw:auto-grow-width="true" fo:min-height="1.483cm" fo:min-width="4.053cm" fo:padding-top="0cm" fo:padding-bottom="0cm" fo:padding-left="0cm" fo:padding-right="0cm"/>
    </style:style>
    <style:style style:name="gr11" style:family="graphic" style:parent-style-name="standard">
      <style:graphic-properties draw:stroke="none" draw:fill="none" draw:textarea-horizontal-align="left" draw:auto-grow-width="true" fo:min-height="1.483cm" fo:min-width="3.973cm" fo:padding-top="0cm" fo:padding-bottom="0cm" fo:padding-left="0cm" fo:padding-right="0cm"/>
    </style:style>
    <style:style style:name="gr12" style:family="graphic" style:parent-style-name="standard">
      <style:graphic-properties draw:stroke="none" draw:fill="none" draw:textarea-horizontal-align="left" draw:auto-grow-width="true" fo:min-height="1.483cm" fo:min-width="3.795cm" fo:padding-top="0cm" fo:padding-bottom="0cm" fo:padding-left="0cm" fo:padding-right="0cm"/>
    </style:style>
    <style:style style:name="gr13" style:family="graphic" style:parent-style-name="standard">
      <style:graphic-properties draw:stroke="solid" svg:stroke-width="0.035cm" svg:stroke-color="#000000" draw:marker-start-width="0.252cm" draw:marker-end-width="0.252cm" draw:fill="none" draw:fill-color="#ffffff" fo:min-height="3.125cm" fo:padding-top="0.142cm" fo:padding-bottom="0.142cm" fo:padding-left="0.267cm" fo:padding-right="0.267cm"/>
    </style:style>
    <style:style style:name="gr14" style:family="graphic" style:parent-style-name="standard">
      <style:graphic-properties draw:stroke="solid" svg:stroke-width="0.035cm" svg:stroke-color="#000000" draw:marker-start-width="0.252cm" draw:marker-end-width="0.252cm" draw:fill="none" draw:fill-color="#ffffff" fo:min-height="3.295cm" fo:padding-top="0.142cm" fo:padding-bottom="0.142cm" fo:padding-left="0.267cm" fo:padding-right="0.267cm"/>
    </style:style>
    <style:style style:name="gr15" style:family="graphic" style:parent-style-name="objectwithoutfill">
      <style:graphic-properties draw:marker-end-width="0.3cm" svg:stroke-opacity="75%" draw:fill="none" draw:textarea-vertical-align="middle"/>
    </style:style>
    <style:style style:name="gr16" style:family="graphic" style:parent-style-name="standard">
      <style:graphic-properties draw:stroke="solid" svg:stroke-width="0.1cm" svg:stroke-color="#000000" draw:marker-start-width="0.5cm" draw:marker-end-width="0.5cm" draw:fill="none" fo:min-height="5.786cm" fo:padding-top="0.175cm" fo:padding-bottom="0.175cm" fo:padding-left="0.3cm" fo:padding-right="0.3cm"/>
    </style:style>
    <style:style style:name="gr17" style:family="graphic" style:parent-style-name="standard">
      <style:graphic-properties draw:stroke="solid" svg:stroke-width="0.1cm" svg:stroke-color="#000000" draw:marker-start-width="0.5cm" draw:marker-end-width="0.5cm" draw:fill="none" fo:min-height="2.635cm" fo:padding-top="0.175cm" fo:padding-bottom="0.175cm" fo:padding-left="0.3cm" fo:padding-right="0.3cm"/>
    </style:style>
    <style:style style:name="gr18" style:family="graphic" style:parent-style-name="standard">
      <style:graphic-properties draw:stroke="solid" svg:stroke-width="0.1cm" svg:stroke-color="#000000" draw:marker-start-width="0.5cm" draw:marker-end-width="0.5cm" draw:fill="none" fo:min-height="5.269cm" fo:padding-top="0.175cm" fo:padding-bottom="0.175cm" fo:padding-left="0.3cm" fo:padding-right="0.3cm"/>
    </style:style>
    <style:style style:name="gr19" style:family="graphic" style:parent-style-name="objectwithoutfill">
      <style:graphic-properties draw:marker-end-width="0.3cm" svg:stroke-opacity="100%" draw:fill="none" draw:textarea-vertical-align="middle"/>
    </style:style>
    <style:style style:name="gr20" style:family="graphic" style:parent-style-name="standard">
      <style:graphic-properties draw:stroke="solid" svg:stroke-width="0.1cm" svg:stroke-color="#000000" draw:marker-start-width="0.5cm" draw:marker-end-width="0.5cm" draw:fill="none" fo:min-height="3.952cm" fo:padding-top="0.175cm" fo:padding-bottom="0.175cm" fo:padding-left="0.3cm" fo:padding-right="0.3cm"/>
    </style:style>
    <style:style style:name="gr21" style:family="graphic" style:parent-style-name="standard">
      <style:graphic-properties draw:stroke="solid" svg:stroke-color="#000000" draw:fill="solid" draw:fill-color="#336600" draw:opacity="50%" fo:min-height="2.224cm"/>
    </style:style>
    <style:style style:name="gr22" style:family="graphic" style:parent-style-name="standard">
      <style:graphic-properties draw:stroke="solid" svg:stroke-color="#000000" draw:fill="solid" draw:fill-color="#333366" draw:opacity="50%" fo:min-height="4.447cm"/>
    </style:style>
    <style:style style:name="gr23" style:family="graphic" style:parent-style-name="standard">
      <style:graphic-properties draw:stroke="solid" svg:stroke-color="#000000" draw:fill="solid" draw:fill-color="#cc00cc" draw:opacity="50%" fo:min-height="4.447cm"/>
    </style:style>
    <style:style style:name="gr24" style:family="graphic" style:parent-style-name="standard">
      <style:graphic-properties draw:stroke="solid" svg:stroke-color="#000000" draw:fill="solid" draw:fill-color="#009999" draw:opacity="50%" fo:min-height="4.55cm"/>
    </style:style>
    <style:style style:name="gr25" style:family="graphic" style:parent-style-name="standard">
      <style:graphic-properties draw:stroke="solid" svg:stroke-color="#000000" draw:fill="solid" draw:fill-color="#ffff00" draw:opacity="50%" fo:min-height="6.67cm"/>
    </style:style>
    <style:style style:name="gr26" style:family="graphic" style:parent-style-name="standard">
      <style:graphic-properties draw:stroke="solid" svg:stroke-color="#000000" draw:fill="solid" draw:fill-color="#ff0000" draw:opacity="50%" fo:min-height="4.447cm"/>
    </style:style>
    <style:style style:name="gr27" style:family="graphic" style:parent-style-name="standard">
      <style:graphic-properties draw:stroke="solid" svg:stroke-color="#000000" draw:fill="solid" draw:fill-color="#66ff00" draw:opacity="50%" fo:min-height="4.447cm"/>
    </style:style>
    <style:style style:name="P1" style:family="paragraph">
      <loext:graphic-properties draw:fill="none"/>
    </style:style>
    <style:style style:name="P2" style:family="paragraph">
      <loext:graphic-properties draw:fill="solid" draw:fill-color="#ff0000" draw:opacity="50%"/>
    </style:style>
    <style:style style:name="P3" style:family="paragraph">
      <loext:graphic-properties draw:fill="solid" draw:fill-color="#ffff00" draw:opacity="50%"/>
    </style:style>
    <style:style style:name="P4" style:family="paragraph">
      <loext:graphic-properties draw:fill="solid" draw:fill-color="#336600" draw:opacity="50%"/>
    </style:style>
    <style:style style:name="P5" style:family="paragraph">
      <loext:graphic-properties draw:fill="solid" draw:fill-color="#00cccc" draw:opacity="50%"/>
    </style:style>
    <style:style style:name="P6" style:family="paragraph">
      <loext:graphic-properties draw:fill="solid" draw:fill-color="#333366" draw:opacity="50%"/>
    </style:style>
    <style:style style:name="P7" style:family="paragraph">
      <loext:graphic-properties draw:fill="solid" draw:fill-color="#66ff00" draw:opacity="50%"/>
    </style:style>
    <style:style style:name="P8" style:family="paragraph">
      <loext:graphic-properties draw:fill="solid" draw:fill-color="#cc00cc" draw:opacity="50%"/>
    </style:style>
    <style:style style:name="P9" style:family="paragraph">
      <style:paragraph-properties fo:text-align="center"/>
    </style:style>
    <style:style style:name="P10" style:family="paragraph">
      <loext:graphic-properties draw:fill="none"/>
      <style:paragraph-properties fo:text-align="center"/>
      <style:text-properties style:font-name="DejaVu Sans Condensed" fo:font-size="36pt"/>
    </style:style>
    <style:style style:name="P11" style:family="paragraph">
      <loext:graphic-properties draw:fill="none" draw:fill-color="#ffffff"/>
      <style:paragraph-properties fo:text-align="center"/>
      <style:text-properties style:font-name="DejaVu Sans Condensed" fo:font-size="72pt" fo:font-weight="bold" style:font-size-asian="72pt" style:font-weight-asian="bold" style:font-size-complex="72pt" style:font-weight-complex="bold"/>
    </style:style>
    <style:style style:name="P12" style:family="paragraph">
      <loext:graphic-properties draw:fill="none" draw:fill-color="#ffffff"/>
      <style:paragraph-properties fo:text-align="center"/>
      <style:text-properties style:font-name="DejaVu Sans Condensed" fo:font-size="80pt" fo:font-weight="bold" style:font-size-asian="80pt" style:font-weight-asian="bold" style:font-size-complex="80pt" style:font-weight-complex="bold"/>
    </style:style>
    <style:style style:name="P13" style:family="paragraph">
      <loext:graphic-properties draw:fill="none"/>
      <style:paragraph-properties fo:text-align="center"/>
    </style:style>
    <style:style style:name="P14" style:family="paragraph">
      <loext:graphic-properties draw:fill="none"/>
      <style:paragraph-properties fo:text-align="center"/>
      <style:text-properties style:font-name="DejaVu Sans Condensed" fo:font-size="32pt" style:font-size-asian="32pt" style:font-size-complex="32pt"/>
    </style:style>
    <style:style style:name="P15" style:family="paragraph">
      <loext:graphic-properties draw:fill="solid" draw:fill-color="#336600" draw:opacity="50%"/>
      <style:paragraph-properties fo:text-align="center"/>
      <style:text-properties style:font-name="DejaVu Sans Condensed" fo:font-size="54pt" style:font-size-asian="54pt" style:font-size-complex="54pt"/>
    </style:style>
    <style:style style:name="P16" style:family="paragraph">
      <loext:graphic-properties draw:fill="solid" draw:fill-color="#333366" draw:opacity="50%"/>
      <style:paragraph-properties fo:text-align="center"/>
      <style:text-properties style:font-name="DejaVu Sans Condensed" fo:font-size="54pt" style:font-size-asian="54pt" style:font-size-complex="54pt"/>
    </style:style>
    <style:style style:name="P17" style:family="paragraph">
      <loext:graphic-properties draw:fill="solid" draw:fill-color="#cc00cc" draw:opacity="50%"/>
      <style:paragraph-properties fo:text-align="center"/>
      <style:text-properties style:font-name="DejaVu Sans Condensed" fo:font-size="54pt" style:font-size-asian="54pt" style:font-size-complex="54pt"/>
    </style:style>
    <style:style style:name="P18" style:family="paragraph">
      <loext:graphic-properties draw:fill="solid" draw:fill-color="#009999" draw:opacity="50%"/>
      <style:paragraph-properties fo:text-align="center"/>
      <style:text-properties style:font-name="DejaVu Sans Condensed" fo:font-size="54pt" style:font-size-asian="54pt" style:font-size-complex="54pt"/>
    </style:style>
    <style:style style:name="P19" style:family="paragraph">
      <loext:graphic-properties draw:fill="solid" draw:fill-color="#ffff00" draw:opacity="50%"/>
      <style:paragraph-properties fo:text-align="center"/>
      <style:text-properties style:font-name="DejaVu Sans Condensed" fo:font-size="54pt" style:font-size-asian="54pt" style:font-size-complex="54pt"/>
    </style:style>
    <style:style style:name="P20" style:family="paragraph">
      <loext:graphic-properties draw:fill="solid" draw:fill-color="#ff0000" draw:opacity="50%"/>
      <style:paragraph-properties fo:text-align="center"/>
      <style:text-properties style:font-name="DejaVu Sans Condensed" fo:font-size="54pt" style:font-size-asian="54pt" style:font-size-complex="54pt"/>
    </style:style>
    <style:style style:name="P21" style:family="paragraph">
      <loext:graphic-properties draw:fill="solid" draw:fill-color="#66ff00" draw:opacity="50%"/>
      <style:paragraph-properties fo:text-align="center"/>
      <style:text-properties style:font-name="DejaVu Sans Condensed" fo:font-size="54pt" style:font-size-asian="54pt" style:font-size-complex="54pt"/>
    </style:style>
    <style:style style:name="T1" style:family="text">
      <style:text-properties fo:font-variant="normal" fo:text-transform="none" fo:color="#000000" style:font-name="DejaVu Sans Condensed" fo:font-size="36pt" fo:font-style="normal" fo:font-weight="normal"/>
    </style:style>
    <style:style style:name="T2" style:family="text">
      <style:text-properties style:font-name="DejaVu Sans Condensed" fo:font-size="72pt" fo:font-weight="bold" style:font-size-asian="72pt" style:font-weight-asian="bold" style:font-size-complex="72pt" style:font-weight-complex="bold"/>
    </style:style>
    <style:style style:name="T3" style:family="text">
      <style:text-properties style:font-name="DejaVu Sans Condensed" fo:font-size="80pt" fo:font-weight="bold" style:font-size-asian="80pt" style:font-weight-asian="bold" style:font-size-complex="80pt" style:font-weight-complex="bold"/>
    </style:style>
    <style:style style:name="T4" style:family="text">
      <style:text-properties style:font-name="DejaVu Sans Condensed" fo:font-size="32pt" style:font-size-asian="32pt" style:font-size-complex="32pt"/>
    </style:style>
    <style:style style:name="T5" style:family="text">
      <style:text-properties style:font-name="DejaVu Sans Condensed" fo:font-size="54pt" style:font-size-asian="54pt" style:font-size-complex="5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569cm" svg:y1="34.435cm" svg:x2="15.569cm" svg:y2="17.502cm">
          <text:p/>
        </draw:line>
        <draw:line draw:style-name="gr1" draw:text-style-name="P1" draw:layer="layout" svg:x1="21.934cm" svg:y1="34.435cm" svg:x2="21.934cm" svg:y2="17.502cm">
          <text:p/>
        </draw:line>
        <draw:line draw:style-name="gr1" draw:text-style-name="P1" draw:layer="layout" svg:x1="28.298cm" svg:y1="34.435cm" svg:x2="28.298cm" svg:y2="17.502cm">
          <text:p/>
        </draw:line>
        <draw:line draw:style-name="gr1" draw:text-style-name="P1" draw:layer="layout" svg:x1="34.663cm" svg:y1="34.435cm" svg:x2="34.663cm" svg:y2="17.502cm">
          <text:p/>
        </draw:line>
        <draw:line draw:style-name="gr1" draw:text-style-name="P1" draw:layer="layout" svg:x1="41.027cm" svg:y1="34.435cm" svg:x2="41.027cm" svg:y2="17.502cm">
          <text:p/>
        </draw:line>
        <draw:line draw:style-name="gr1" draw:text-style-name="P1" draw:layer="layout" svg:x1="47.392cm" svg:y1="34.435cm" svg:x2="47.392cm" svg:y2="17.502cm">
          <text:p/>
        </draw:line>
        <draw:line draw:style-name="gr1" draw:text-style-name="P1" draw:layer="layout" svg:x1="53.756cm" svg:y1="34.435cm" svg:x2="53.756cm" svg:y2="17.502cm">
          <text:p/>
        </draw:line>
        <draw:line draw:style-name="gr1" draw:text-style-name="P1" draw:layer="layout" svg:x1="60.121cm" svg:y1="34.435cm" svg:x2="60.121cm" svg:y2="17.502cm">
          <text:p/>
        </draw:line>
        <draw:line draw:style-name="gr1" draw:text-style-name="P1" draw:layer="layout" svg:x1="66.485cm" svg:y1="34.435cm" svg:x2="66.485cm" svg:y2="17.502cm">
          <text:p/>
        </draw:line>
        <draw:line draw:style-name="gr1" draw:text-style-name="P1" draw:layer="layout" svg:x1="72.85cm" svg:y1="34.435cm" svg:x2="72.85cm" svg:y2="17.502cm">
          <text:p/>
        </draw:line>
        <draw:line draw:style-name="gr1" draw:text-style-name="P1" draw:layer="layout" svg:x1="79.214cm" svg:y1="34.435cm" svg:x2="79.214cm" svg:y2="17.502cm">
          <text:p/>
        </draw:line>
        <draw:line draw:style-name="gr1" draw:text-style-name="P1" draw:layer="layout" svg:x1="85.579cm" svg:y1="34.435cm" svg:x2="85.579cm" svg:y2="17.502cm">
          <text:p/>
        </draw:line>
        <draw:line draw:style-name="gr1" draw:text-style-name="P1" draw:layer="layout" svg:x1="91.944cm" svg:y1="34.435cm" svg:x2="91.944cm" svg:y2="17.502cm">
          <text:p/>
        </draw:line>
        <draw:polyline draw:style-name="gr1" draw:text-style-name="P1" draw:layer="layout" svg:width="88.194cm" svg:height="16.933cm" svg:x="10cm" svg:y="17.502cm" svg:viewBox="0 0 88195 16934" draw:points="0,0 0,16934 88195,16934 88195,0">
          <text:p/>
        </draw:polyline>
        <draw:path draw:style-name="gr2" draw:text-style-name="P2" draw:layer="layout" svg:width="88.194cm" svg:height="16.702cm" svg:x="10cm" svg:y="17.733cm" svg:viewBox="0 0 88195 16703" svg:d="M0 11942l152 644c151 644 454 1932 757 2594 303 663 606 699 909 603 304-97 607-326 910-1175 303-850 606-2320 909-2939s606-388 909 304 606 1844 909 2610c303 767 607 1148 910 1338 303 189 606 187 909 203 303 15 606 48 909 88 303 41 606 89 909 98 303 10 606-19 910-19 303 1 606 30 909 69s606 88 909 121c303 32 606 48 909 49 303 0 606-14 909-67 304-54 607-146 910-222s606-137 909-300c303-162 606-426 909-403s606 334 909 516 607 236 910 277 606 69 909 77c303 9 606-2 909-16s606-31 909-56 606-57 910-234c303-177 606-498 909-659 303-160 606-160 909-187s606-81 909-126 606-81 909-74c304 7 607 57 910 133 303 75 606 177 909 374s606 490 909 636 606 145 909 143c303-3 607-6 910-107s606-298 909-413c303-114 606-145 909-54 303 90 606 302 909 431 303 128 606 172 910 191 303 18 606 10 909-2 303-11 606-27 909-39s606-20 909-26c303-5 606-6 909-6 304 1 607 4 910 3s606-6 909-1c303 4 606 18 909 21 303 2 606-7 909-11 303-3 607-2 910 3s606 13 909 14 606-3 909-3c303 1 606 8 909-7s606-52 910-61c303-10 606 8 909 1s606-39 909-37c303 1 606 35 909 30s606-50 909-68c304-18 607-10 910-17s606-31 909-60 606-63 909-235 606-482 909-525 607 182 910 315 606 176 909 54c303-123 606-411 909-586 303-174 606-234 909-969s607-2145 910-2856 606-723 909-695c303 27 606 94 909 559s606 1328 909 2183c303 856 606 1703 910 2164 303 460 606 534 909 580s606 64 909-200c303-263 606-810 909-1211s606-656 909-794c304-138 607-158 910 110 303 269 606 825 909 1230 303 404 606 657 909 795s606 162 909 194c303 33 607 72 910 105s606 58 909 87c303 30 606 62 909 78 303 17 606 17 909 21 303 3 606 9 910 12 303 3 606 2 909 9 303 6 606 20 909 34 303 15 606 30 909 35s606-1 909-15c304-14 607-36 910-77 303-40 606-98 909-138 303-39 606-59 909-86 303-28 606-64 909-86 303-23 607-33 910-54s606-53 909-384 606-960 909-1326c303-367 606-471 909-380 303 92 606 380 910-1064 303-1445 606-4621 909-7116 303-2496 606-4309 909-5216s606-907 909 34c303 942 606 2825 758 3766l151 942v3647l-151-591c-152-591-455-1773-758-2476s-606-926-909-396-606 1814-909 3643-606 4204-909 5256c-304 1052-607 780-910 671-303-108-606-53-909 229-303 283-606 792-909 1047s-606 255-909 255-607 0-910 0-606 0-909 0-606 0-909 0-606 0-909 0-606 0-910 0c-303 0-606 0-909 0s-606 0-909 0-606 0-909 0-606 0-909 0c-304 0-607 0-910 0s-606 0-909 0-606 0-909 0-606 0-909 0-607 0-910 0-606 0-909-96-606-289-909-590-606-710-909-920-606-221-910-137c-303 85-606 264-909 571-303 306-606 739-909 956-303 216-606 216-909 216s-606 0-909-326c-304-327-607-980-910-1615s-606-1252-909-1567-606-328-909-340c-303-13-606-26-909 511s-607 1623-910 2161-606 527-909 632c-303 104-606 324-909 434s-606 110-909-4c-303-113-607-341-910-341s-606 228-909 341c-303 114-606 114-909 114s-606 0-909 0-606 0-910 0c-303 0-606 0-909 0s-606 0-909 0-606 0-909 0-606 0-909 0c-304 0-607 0-910 0s-606 0-909 0-606 0-909 0-606 0-909 0-607 0-910 0-606 0-909 0-606 0-909 0-606 0-909 0-606 0-910 0c-303 0-606 0-909 0s-606 0-909 0-606 0-909 0-606 0-909 0c-304 0-607 0-910-87s-606-261-909-338-606-58-909 29c-303 88-606 242-909 319s-607 77-910 77-606 0-909-81c-303-82-606-246-909-337-303-90-606-109-909-125-303-17-606-33-910-43-303-9-606-11-909-21-303-9-606-26-909-43s-606-35-909 73-606 343-909 460c-304 117-607 117-910 117s-606 0-909 0-606 0-909 0-606 0-909 0-607 0-910-116c-303-115-606-347-909-347s-606 232-909 347c-303 116-606 116-909 116s-606 0-910 0c-303 0-606 0-909 0s-606 0-909 0-606 0-909 0-606 0-909 0c-304 0-607 0-910 0s-606 0-909 0-606 0-909 0-606 0-909-144-607-432-910-1024c-303-591-606-1486-909-2049s-606-793-909-263-606 1821-909 2478-606 681-910 683c-303 2-606-16-909-485-303-468-606-1386-757-1844l-152-459z">
          <text:p/>
        </draw:path>
        <draw:path draw:style-name="gr3" draw:text-style-name="P3" draw:layer="layout" svg:width="88.194cm" svg:height="14.816cm" svg:x="10cm" svg:y="19.619cm" svg:viewBox="0 0 88195 14817" svg:d="M0 11710l152 123c151 124 454 371 757 248s606-615 909-940c304-324 607-482 910-305 303 178 606 689 909 1000s606 422 909 31c303-392 606-1285 909-1845s607-787 910-899c303-113 606-110 909 273 303 384 606 1149 909 1779 303 631 606 1127 909 1513s606 662 910 856c303 195 606 308 909 429s606 249 909 324c303 74 606 94 909 87 303-8 606-44 909-138 304-95 607-248 910-383s606-251 909-205 606 255 909 285 606-120 909-145 607 74 910 120c303 45 606 37 909 4s606-89 909-127c303-37 606-56 909-81s606-56 910 9c303 66 606 228 909 318s606 108 909 126c303 17 606 33 909 43s606 12 909 21c304 10 607 25 910 42s606 35 909-4c303-40 606-137 909-192s606-66 909-66 607 12 910 72c303 59 606 165 909 208s606 23 909-65c303-89 606-246 909-298s606 1 910 13c303 12 606-17 909-31s606-11 909-199 606-566 909-783 606-273 909-296c304-22 607-12 910 19s606 82 909 165 606 197 909 236c303 38 606 1 909-20 303-22 607-27 910 107 303 133 606 406 909 551 303 146 606 165 909 188s606 50 909 28c303-23 606-95 910-233 303-139 606-345 909-520 303-176 606-322 909-379s606-25 909-20 606-18 909-24c304-5 607 6 910-69s606-237 909-434c303-198 606-432 909-1249 303-818 606-2220 909-2887 303-666 607-598 910 61 303 658 606 1905 909 3005 303 1099 606 2050 909 2530 303 481 606 492 909 454s607-125 910-364c303-240 606-631 909-825s606-191 909-174 606 49 909-70c303-120 606-390 910-286 303 105 606 583 909 846s606 311 909 441c303 131 606 344 909 236s606-537 909-1140c304-603 607-1380 910-1688 303-309 606-150 909 319 303 468 606 1246 909 1681 303 434 606 526 909 630 303 105 607 222 910-51s606-936 909-1261 606-312 909-332c303-19 606-70 909-28 303 43 606 180 910 277 303 96 606 153 909 314 303 160 606 424 909 650s606 414 909 365 606-335 909-1301c304-966 607-2613 910-4320 303-1708 606-3476 909-5182 303-1707 606-3351 909-2752 303 598 606 3439 909 5078s607 2075 910 2730 606 1528 909 2062 606 727 909 790c303 64 606-3 909 95s606 361 910 658c303 297 606 627 909 631 303 3 606-320 909-599 303-278 606-511 909-470s606 355 758 513l151 157v1251l-151-165c-152-164-455-493-758-533s-606 208-909 518c-303 309-606 679-909 691s-606-333-909-650c-304-317-607-605-910-697-303-91-606 13-909 45s-606-8-909-408-606-1160-909-1546c-303-387-607-400-910-1541s-606-3410-909-3771-606 1186-909 2424c-303 1239-606 2170-909 3192s-606 2135-910 2788c-303 654-606 847-909 884-303 38-606-81-909-195s-606-222-909-267c-303-46-606-29-909-8-304 22-607 48-910 48-303 1-606-25-909-109-303-83-606-225-909-111s-606 483-909 647c-303 165-607 125-910 93s-606-56-909-370-606-917-909-1321c-303-405-606-610-909-347s-606 995-910 1491c-303 496-606 754-909 799s-606-124-909-218-606-112-909-321-606-607-909-645c-304-37-607 287-910 441-303 155-606 140-909 131s-606-13-909 126c-303 138-606 419-909 560-303 140-607 140-910 140s-606 0-909-356c-303-357-606-1070-909-1961s-606-1960-909-2497c-303-536-607-540-910 123-303 662-606 1991-909 2669s-606 705-909 730c-303 24-606 46-909 55-303 10-606 6-910 41-303 35-606 109-909 139-303 31-606 19-909 29s-606 43-909 142-606 264-909 366c-304 101-607 138-910 153s-606 8-909 7-606 4-909-113c-303-118-606-358-909-476s-607-114-910-90c-303 25-606 69-909 70s-606-42-909-52c-303-9-606 14-909-2-303-15-606-70-910-96-303-27-606-25-909 106-303 132-606 393-909 532s-606 155-909 166c-303 12-606 20-909 2-304-19-607-63-910-15s-606 188-909 258-606 70-909 8-606-185-909-245-607-57-910-54c-303 2-606 3-909 63s-606 179-909 239c-303 59-606 59-909 59s-606 0-910 0c-303 0-606 0-909 0s-606 0-909 0-606 0-909-76-606-229-909-289c-304-60-607-27-910-2s-606 42-909 56-606 25-909 16c-303-8-606-36-909-77s-607-95-910-35-606 234-909 210c-303-23-606-243-909-323-303-79-606-18-909 58s-606 168-910 221c-303 54-606 68-909 68-303-1-606-17-909-49-303-33-606-82-909-121s-606-68-909-198c-304-129-607-358-910-673-303-314-606-714-909-1206-303-493-606-1079-909-1391s-606-350-909-300-607 188-910 642-606 1223-909 1629-606 449-909 243-606-660-909-803c-303-144-606 23-910 325-303 303-606 741-909 827-303 87-606-178-757-311l-152-132z">
          <text:p/>
        </draw:path>
        <draw:path draw:style-name="gr4" draw:text-style-name="P4" draw:layer="layout" svg:width="88.194cm" svg:height="13.334cm" svg:x="10cm" svg:y="17.502cm" svg:viewBox="0 0 88195 13335" svg:d="M0 5715l152-952c151-953 454-2858 757-3810 303-953 606-953 909-953 304 0 607 0 910 0s606 0 909 0 606 0 909 0 606 0 909 0 607 0 910 0 606 0 909 0 606 0 909 0 606 0 909 0 606 0 910 0c303 0 606 0 909 0s606 0 909 0 606 0 909 0 606 0 909 0c304 0 607 0 910 0s606 0 909 0 606 0 909 0 606 0 909 0 607 0 910 0 606 0 909 1093 606 3280 909 4382c303 1103 606 1123 909 977s606-456 910-756c303-300 606-588 909-1536 303-947 606-2554 909-3357s606-803 909-803 606 0 909 0c304 0 607 0 910 0s606 0 909 0 606 0 909 800 606 2399 909 3301c303 901 607 1104 910 1901s606 2187 909 2873 606 667 909 757 606 288 909 374c303 85 606 58 910-55 303-114 606-316 909-494s606-334 909-444 606-175 909-913 606-2149 909-2886c304-737 607-801 910-824s606-5 909 53c303 59 606 157 909-577s606-2300 909-3083 607-783 910-783 606 0 909 0 606 0 909 857 606 2572 909 4127c303 1556 606 2954 910 3582 303 627 606 485 909 324s606-341 909-1825c303-1485 606-4275 909-5670s606-1395 909-1395c304 0 607 0 910 825 303 826 606 2476 909 3340s606 941 909 961c303 19 606-17 909-3 303 15 607 81 910 133s606 89 909 19c303-69 606-245 909-394 303-148 606-269 909-401 303-131 607-272 910-295 303-22 606 74 909 165s606 176 909 312 606 323 909-446c303-768 606-2492 910-3354 303-862 606-862 909-862s606 0 909 0 606 0 909 0 606 0 909 0c304 0 607 0 910 0s606 0 909 0 606 0 909 0 606 0 909 0 607 0 910 0 606 0 909 0 606 0 909 916 606 2748 909 3877 606 1555 910 1782c303 227 606 256 909-873s606-3416 909-4559 606-1143 909-1143 606 0 909 0c304 0 607 0 910 0s606 0 909 863c303 862 606 2587 909 2587s606-1725 909-1725 607 1724 910 2822c303 1097 606 1567 909 1950 303 384 606 680 909 858s606 236 909 178c303-57 606-232 910-18 303 213 606 814 909 1290s606 827 909 1147c303 321 606 610 909 496s606-633 758-892l151-259v3272l-151 63c-152 62-455 187-758 138-303-50-606-274-909-528-303-255-606-540-909-919-303-378-606-851-909-1026-304-175-607-53-910 62s-606 222-909 224-606-102-909-245c-303-142-606-324-909-1220s-607-2506-910-2548c-303-41-606 1486-909 1475-303-12-606-1562-909-1453s-606 1878-909 3032c-303 1155-606 1696-910 1927-303 232-606 154-909-515s-606-1928-909-2029-606 957-909 1429c-303 473-606 360-909 165-304-194-607-470-910-1347-303-878-606-2356-909-2792-303-435-606 174-909 525s-606 446-909 349c-303-98-607-387-910-621s-606-413-909-476c-303-64-606-11-909-22-303-10-606-84-909-146-303-61-606-111-910-42-303 68-606 254-909 423-303 168-606 319-909 364s-606-16-909-249c-303-232-606-636-909-140-304 496-607 1893-910 2442s-606 250-909 19-606-393-909-560-606-337-909-285-607 326-910 536c-303 209-606 354-909 584-303 229-606 542-909 642s-606-13-909-104c-303-90-607-159-910-220-303-62-606-116-909-81s-606 160-909-506-606-2122-909-2900-606-877-910-1067c-303-190-606-472-909 651-303 1122-606 3648-909 5054-303 1405-606 1691-909 1946s-606 478-909 56c-304-421-607-1488-910-2828-303-1341-606-2956-909-3717-303-760-606-666-909-770-303-105-606-408-909-563-303-156-607-164-910 568s-606 2203-909 2863-606 509-909 432c-303-76-606-78-909-26s-606 156-910 907c-303 750-606 2146-909 2744-303 599-606 400-909 317s-606-51-909 42-606 247-909 385c-304 138-607 260-910 299s-606-5-909 24-606 132-909-502c-303-635-606-2007-909-2788s-607-972-910-1655-606-1858-909-2363-606-341-909-208c-303 134-606 237-909 219-303-19-606-160-910-203-303-44-606 10-909-4-303-13-606-93-909 520s-606 1920-909 2636c-303 717-606 842-909 1073-304 230-607 565-910 942-303 378-606 798-909 186s-606-2257-909-2893-606-264-909-219c-303 44-607-239-910-615s-606-844-909-1100-606-299-909 12c-303 312-606 978-909 1938s-606 2214-910 3085c-303 871-606 1359-909 1550s-606 85-909-312-606-1086-909-1819c-303-732-606-1508-909-1821-304-313-607-163-910-241-303-79-606-385-909-710-303-326-606-670-909-901-303-232-606-352-909-323s-607 206-910 263c-303 58-606-5-909-127-303-123-606-305-909-479s-606-339-909-413c-303-73-606-55-910-48-303 6-606 1-909 740-303 740-606 2224-757 2967l-152 742z">
          <text:p/>
        </draw:path>
        <draw:path draw:style-name="gr5" draw:text-style-name="P5" draw:layer="layout" svg:width="88.194cm" svg:height="15.115cm" svg:x="10cm" svg:y="17.502cm" svg:viewBox="0 0 88195 15116" svg:d="M0 0l152 998c151 997 454 2993 757 3993 303 1001 606 1006 909 1000 304-7 607-25 910 48 303 74 606 239 909 413s606 356 909 479c303 122 606 184 909 127s607-234 910-263 606 91 909 322c303 232 606 576 909 901 303 326 606 632 909 711 303 78 606-72 910 241 303 313 606 1089 909 1821 303 733 606 1422 909 1819s606 503 909 312 606-680 909-1551c304-870 607-2124 910-3084s606-1626 909-1938c303-311 606-268 909-12s606 724 909 1100 607 659 910 614c303-44 606-416 909-1813 303-1396 606-3817 909-5028 303-1210 606-1210 909-1210s606 0 910 0c303 0 606 0 909 939s606 2816 909 3795c303 980 606 1060 909 1073 303 14 606-40 909 4 304 43 607 184 910 758 303 575 606 1583 909 2104s606 556 909 505c303-50 606-185 909-157s607 219 910-382c303-600 606-1991 909-2752 303-760 606-890 909-860 303 29 606 218 909 333 303 114 606 155 910 122 303-32 606-138 909-299s606-376 909-1249 606-2403 909-3169c303-765 606-765 909-765 304 0 607 0 910 0s606 0 909 0 606 0 909 764 606 2292 909 3060 607 776 910 932c303 155 606 458 909 1344s606 2355 909 3115c303 761 606 813 909 38s606-2378 910-3281c303-903 606-1108 909-1281 303-172 606-313 909 301 303 613 606 1981 909 2111 303 131 606-977 909-1481 304-505 607-406 910-1242 303-837 606-2608 909-3494s606-886 909-886 606 0 909 0 607 0 910 0 606 0 909 0 606 0 909 0 606 0 909 0 607 0 910 0 606 0 909 0 606 0 909 0 606 0 909 921 606 2763 910 3887c303 1123 606 1527 909 1759 303 233 606 294 909 249s606-196 909-364c303-169 606-355 909-423 304-69 607-19 910 42 303 62 606 136 909 146 303 11 606-42 909 22 303 63 606 242 909 476s607 523 910 621c303 97 606 2 909 341s606 1110 909 1916c303 805 606 1645 909 2154 303 510 606 689 910 513 303-176 606-707 909-722 303-14 606 488 909 958s606 907 909 795c303-111 606-771 909-976 304-206 607 43 910-298s606-1272 909-1776 606-580 909-1383c303-802 606-2329 909-3926 303-1598 607-3265 910-4098 303-834 606-834 909-834s606 0 909 0 606 0 909 0 606 0 910 0c303 0 606 0 909 847 303 846 606 2540 909 3498s606 1181 909 335c303-847 606-2764 758-3722l151-958v5649l-151 867c-152 867-455 2602-758 3324s-606 432-909-469c-303-902-606-2416-909-2892s-606 86-909 454c-304 368-607 543-910 600-303 58-606 0-909-178s-606-474-909-858c-303-383-606-853-909-530s-607 1440-910 2637-606 2473-909 3139c-303 665-606 719-909 1079s-606 1026-909 1214c-303 189-606-99-910 61-303 159-606 766-909 886-303 121-606-245-909-659-303-415-606-878-909-855-303 22-606 531-909 717-304 186-607 49-910-368s-606-1115-909-1741c-303-625-606-1177-909-1281-303-105-606 239-909 346s-607-22-910-138c-303-115-606-216-909-207s-606 128-909 114-606-162-909-235-606-70-910 63c-303 133-606 398-909 628s-606 426-909 561-606 208-909 42-606-572-909-1745c-304-1173-607-3113-910-4177-303-1063-606-1250-909-1386s-606-221-909-312-606-188-909-165-607 164-910 295c-303 132-606 253-909 401s-606 325-909 394c-303 70-606 33-909-19s-607-118-910-133c-303-14-606 22-909 2-303-19-606-96-909 632-303 729-606 2264-909 2897s-606 366-910 764c-303 398-606 1462-909 1399-303-64-606-1255-909-1762-303-506-606-326-909-165s-606 303-909 1136c-304 832-607 2355-910 3096s-606 701-909-45-606-2197-909-2960-606-838-909-888c-303-51-607-77-910-828s-606-2227-909-3014-606-885-909-944c-303-58-606-76-909-53s-606 86-910 99c-303 13-606-25-909 713s-606 2252-909 3087c-303 834-606 990-909 1168s-606 379-909 493c-304 114-607 141-910 56-303-86-606-285-909-374-303-90-606-71-909 571-303 643-606 1910-909 2398-303 489-607 199-910 74s-606-85-909-124c-303-38-606-156-909-683s-606-1463-909-1870c-303-408-606-286-910-106-303 181-606 420-909 506-303 87-606 21-909-935-303-955-606-2799-909-3577s-606-490-909-190c-304 300-607 610-910 756s-606 126-909 1150c-303 1023-606 3090-909 4059-303 970-606 843-909 621s-607-538-910-923c-303-386-606-841-909-1040s-606-143-909 165c-303 307-606 864-909 1562-303 697-606 1533-910 2104-303 570-606 874-909 948-303 73-606-84-909-421s-606-853-909-1384-606-1077-909-1237c-304-160-607 66-910 116-303 49-606-78-909-280-303-203-606-481-909-621-303-141-606-144-909-31-303 112-607 339-910 442-303 104-606 83-909-44-303-126-606-357-909-498-303-140-606-190-909-164-303 25-606 126-910 201-303 75-606 123-909-791-303-915-606-2793-757-3732l-152-939z">
          <text:p/>
        </draw:path>
        <draw:path draw:style-name="gr6" draw:text-style-name="P6" draw:layer="layout" svg:width="88.194cm" svg:height="16.933cm" svg:x="10cm" svg:y="17.502cm" svg:viewBox="0 0 88195 16934" svg:d="M0 16461l152 20c151 19 454 59 757 88 303 30 606 48 909 46 304-2 607-26 910-43s606-27 909-67c303-39 606-108 909-185s606-164 909-538 607-1035 910-1572 606-949 909-1301c303-353 606-647 909-731s606 43 909-7c303-49 606-275 910-115 303 160 606 706 909 1237s606 1047 909 1384 606 494 909 543c303 48 606-12 909-80 304-67 607-143 910-266s606-293 909-341c303-47 606 27 909 103s606 155 909 245c303 91 607 195 910 72 303-122 606-470 909-673 303-204 606-263 909-386 303-122 606-307 909-474 303-166 606-315 910-482 303-168 606-355 909-443 303-87 606-74 909-381s606-935 909-1369c303-433 606-673 909-853 304-180 607-302 910-970s606-1882 909-2571 606-853 909-1824 606-2749 909-3638 607-889 910-889 606 0 909 0 606 0 909 0 606 0 909 0 606 0 910 0c303 0 606 0 909 0s606 0 909 738c303 737 606 2213 909 3688 303 1476 606 2952 909 3638 304 685 607 581 910 529s606-51 909 26c303 76 606 228 909 325s606 140 909 174 607 60 910 111c303 50 606 125 909-537s606-2059 909-3631c303-1571 606-3316 909-4189 303-872 606-872 910-872 303 0 606 0 909 0s606 0 909 696c303 695 606 2086 909 3545s606 2985 909 3882c304 897 607 1164 910 1320 303 155 606 198 909 158 303-41 606-166 909 463 303 628 606 2011 909 2390 303 380 607-243 910-816s606-1097 909-1515 606-731 909-961c303-229 606-374 909-584 303-209 607-484 910-536 303-51 606 119 909 286 303 166 606 329 909 560 303 230 606 529 909 892 303 362 606 787 910 1203 303 415 606 821 909 1235 303 413 606 835 909 1027s606 155 909 43c303-111 606-296 909-1 304 294 607 1068 910 1363s606 112 909-17c303-128 606-202 909-158s606 207 909 327c303 119 607 196 910-218s606-1318 909-2928c303-1609 606-3923 909-5983s606-3867 909-4770 606-903 910-903c303 0 606 0 909 1308s606 3924 909 5862 606 3197 909 4164 606 1641 909 2122c304 481 607 769 910 889 303 119 606 70 909 60 303-9 606 21 909-1s606-95 909-234c303-138 607-341 910-331 303 11 606 236 909 661 303 426 606 1052 909 1209s606-156 909-814 606-1662 910-2018c303-356 606-65 909 380s606 1043 909 1413c303 371 606 514 909 717 303 204 606 468 758 599l151 132v816l-151-132c-152-132-455-395-758-526-303-130-606-127-909-382s-606-767-909-1189-606-752-909-502c-304 251-607 1083-910 1635s-606 824-909 706-606-625-909-915c-303-289-606-359-909-360-303-2-607 65-910 131s-606 131-909 190-606 113-909 115c-303 3-606-45-909-142-303-96-606-241-910-536-303-295-606-741-909-1183-303-441-606-878-909-2042-303-1163-606-3053-909-4012s-606-988-909-1215c-304-227-607-653-910-189-303 465-606 1819-909 3272s-606 3005-909 4112-606 1770-909 2043-607 156-910 51c-303-104-606-196-909-232-303-37-606-19-909 100s-606 339-909 71c-303-269-606-1025-910-1276-303-250-606 5-909 152-303 146-606 184-909 2-303-181-606-582-909-936s-606-661-909-968c-304-306-607-611-910-904s-606-574-909-747c-303-174-606-241-909-268s-606-16-909 161-607 519-910 713c-303 195-606 243-909 262-303 20-606 12-909 236s-606 680-909 1235-607 1209-910 905c-303-305-606-1568-909-2096-303-529-606-323-909-168-303 156-606 260-909 292-303 33-606-8-910-696-303-688-606-2025-909-3377s-606-2720-909-3333c-303-614-606-473-909-301-303 173-606 378-909 458-304 81-607 37-910 812s-606 2369-909 3717-606 2451-909 2871-606 158-909 30c-303-129-607-125-910-98-303 26-606 75-909 83-303 9-606-23-909-35s-606-3-909 60c-303 64-606 182-910-445-303-627-606-1999-909-3382s-606-2776-909-3366c-303-589-606-374-909-213-303 160-606 267-909 299-304 33-607-8-910-122-303-115-606-304-909-333-303-30-606 100-909 190s-606 141-909 65c-303-77-607-280-910 362-303 643-606 2131-909 2858s-606 692-909 1251-606 1711-909 2228-606 398-910 420c-303 21-606 182-909 539s-606 910-909 1150-606 168-909 168c-303-1-606 69-909 167-304 97-607 222-910 323s-606 179-909 253c-303 73-606 142-909 323s-606 473-909 569-607-3-910-104-606-204-909-234c-303-29-606 14-909 94s-606 196-909 233c-303 36-606-6-910-35-303-29-606-44-909-77-303-34-606-86-909-280s-606-530-909-848c-303-319-606-620-909-742-304-121-607-63-910-112s-606-205-909-152c-303 52-606 314-909 627s-606 677-909 1131-607 997-910 1269c-303 271-606 271-909 271s-606 0-909 0-606 0-909 0-606 0-910 0c-303 0-606 0-909 0s-606 0-757 0h-152z">
          <text:p/>
        </draw:path>
        <draw:path draw:style-name="gr7" draw:text-style-name="P7" draw:layer="layout" svg:width="88.194cm" svg:height="6.668cm" svg:x="10cm" svg:y="27.232cm" svg:viewBox="0 0 88195 6669" svg:d="M0 709l152 152c151 152 454 455 757 582s606 78 909 4c304-75 607-176 910 72 303 249 606 846 909 1261 303 414 606 644 909 720 303 77 606-2 909-110 303-109 607-247 910-70s606 669 909 982c303 312 606 444 909 391s606-290 909-438 606-206 910-85c303 122 606 423 909 742 303 318 606 654 909 848s606 246 909 280c303 33 606 48 909-316 304-365 607-1109 910-1675 303-567 606-957 909-1547 303-589 606-1379 909-1546 303-168 606 287 909 672 303 386 607 702 910 924s606 349 909 319 606-218 909-521c303-304 606-724 909-1102 303-377 606-713 910-943 303-230 606-356 909-286 303 71 606 337 909 869s606 1329 909 1647 606 157 909 136c304-22 607 97 910 99 303 3 606-110 909 189s606 1011 909 1354c303 344 606 319 909 405 303 87 607 284 910 152s606-593 909-875 606-385 909-414 606 15 909-24 606-161 910-299c303-138 606-292 909-385s606-125 909-42 606 282 909 356 606 23 909-61c304-85 607-203 910-267 303-63 606-72 909-60s606 44 909 35c303-8 606-57 909-83 303-27 607-31 910 98 303 128 606 390 909 613s606 407 909 519 606 152 909 68 606-292 910-507c303-216 606-440 909-694 303-255 606-541 909-652 303-110 606-46 909 54s606 235 909 322c304 88 607 129 910 96 303-32 606-136 909-292 303-155 606-361 909-458 303-96 606-84 909 221 303 304 607 901 910 971s606-386 909-307c303 80 606 696 909 676s606-675 909-808c303-132 607 257 910 458s606 214 909 227 606 25 909-179 606-626 909-684c303-57 606 248 910 554 303 307 606 614 909 483s606-701 909-1084 606-579 909-809c303-231 606-495 909-628 304-134 607-136 910-63 303 72 606 220 909 235 303 14 606-105 909-114s606 92 909 574c303 481 607 1343 910 1236s606-1183 909-1445 606 290 909 208 606-799 909-1019c303-221 606 56 910 577 303 521 606 1288 909 1903s606 1078 909 1493c303 414 606 780 909 1042s606 421 909 445c304 24 607-88 910-659 303-572 606-1604 909-2147s606-597 909-686c303-90 606-214 909-270 303-55 607-42 910-309s606-815 909-1037 606-118 909-120 606-110 909-225 606-237 910-62c303 176 606 648 909 1027s606 664 909 1120 606 1083 909 1132c303 50 606-478 758-742l151-264v1319l-151 240c-152 240-455 719-758 679-303-41-606-602-909-973s-606-551-909-786c-303-236-606-527-909-572-304-45-607 156-910 290s-606 201-909 137c-303-63-606-256-909-158-303 99-606 490-909 787s-607 500-910 638c-303 139-606 212-909 234s-606-8-909 303c-303 312-606 964-909 1317-303 354-606 408-910 360-303-48-606-198-909-367-303-170-606-358-909-584s-606-490-909-966-606-1164-909-1597c-304-434-607-613-910-340-303 272-606 997-909 1045-303 47-606-584-909-446-303 137-606 1041-909 1137-303 95-607-620-910-988-303-367-606-389-909-337s-606 177-909 160-606-176-909-249c-303-72-606-59-910 41-303 99-606 284-909 396-303 111-606 148-909 380s-606 658-909 773-606-81-909-271c-304-191-607-377-910-258-303 120-606 544-909 755-303 210-606 207-909 188-303-20-606-55-909-275s-607-624-910-541-606 654-909 632-606-636-909-679c-303-44-606 483-909 489s-607-510-910-730c-303-221-606-147-909 7s-606 387-909 585-606 359-909 434-606 64-910 70c-303 5-606 28-909 23-303-4-606-36-909 20-303 57-606 203-909 262-303 58-606 29-909 43-304 14-607 70-910 79s-606-30-909-50c-303-21-606-23-909-38s-606-43-909-54-607-5-910 16-606 59-909 20c-303-38-606-153-909-236s-606-134-909-165-606-41-910-18c-303 23-606 79-909 169-303 91-606 216-909 292s-606 102-909 124c-303 23-606 43-909 8-304-35-607-124-910-234-303-109-606-239-909-281-303-41-606 6-909 242-303 235-606 659-909 865s-607 194-910 193c-303 0-606 12-909-313s-606-986-909-1305c-303-320-606-297-909-312s-606-69-910-48c-303 20-606 115-909-158-303-274-606-916-909-1243-303-328-606-341-909-254-303 88-606 275-909 443-304 167-607 316-910 482-303 167-606 352-909 474-303 123-606 182-909 172-303-11-606-91-909-225-303-133-607-319-910-560-303-242-606-538-909-359-303 180-606 835-909 1247s-606 582-909 917c-303 336-606 836-910 1049-303 213-606 139-909 82s-606-97-909-220c-303-122-606-327-909-524s-606-385-909-477c-304-92-607-86-910 35-303 122-606 359-909 446s-606 25-909-232-606-708-909-904-607-136-910-69c-303 66-606 140-909 122-303-19-606-129-909-440-303-312-606-823-909-1000-303-178-606-20-910 59-303 80-606 82-909-71-303-154-606-461-757-615l-152-154z">
          <text:p/>
        </draw:path>
        <draw:path draw:style-name="gr8" draw:text-style-name="P8" draw:layer="layout" svg:width="88.194cm" svg:height="6.064cm" svg:x="10cm" svg:y="28.373cm" svg:viewBox="0 0 88195 6065" svg:d="M0 4373l152-357c151-358 454-1074 757-1161 303-86 606 456 909 644 304 188 607 21 910 165s606 598 909 803c303 206 606 163 909-57s606-618 909-643c303-26 607 321 910 517s606 241 909 294c303 54 606 116 909 177s606 121 909 0c303-122 606-424 910-481 303-56 606 132 909 329s606 402 909 524c303 123 606 163 909-114 303-278 606-873 909-1588 304-716 607-1553 910-2250s606-1255 909-1165c303 91 606 829 909 1346s606 813 909 1055c303 241 607 427 910 740s606 752 909 937c303 186 606 116 909 43 303-74 606-152 909-253s606-226 910-323c303-97 606-168 909-167s606 72 909 101 606 15 909-40c303-54 606-149 909-169 304-21 607 33 910 48s606-8 909-275c303-268 606-780 909-1057 303-276 606-316 909-191 303 124 607 415 910 810s606 896 909 1122c303 227 606 180 909 221 303 42 606 172 909 281 303 110 606 199 910 234 303 35 606 15 909-8 303-22 606-48 909 27s606 252 909 340 606 87 909 113c304 27 607 81 910 96 303 16 606-7 909 3 303 9 606 52 909 51s606-45 909-69c303-25 607-29 910-142s606-334 909-443c303-110 606-107 909-86 303 20 606 59 909 50s606-65 910 45c303 109 606 385 909 507s606 90 909 80c303-11 606 1 909-29 303-31 606-105 909-139 304-35 607-32 910-41 303-10 606-32 909-56 303-25 606-52 909 49s606 331 909 238c303-94 607-510 910-753 303-242 606-311 909-808s606-1421 909-1628c303-208 606 303 909 760s607 861 910 1284 606 865 909 1088 606 227 909 236 606 24 909-131c303-154 606-478 910-710 303-233 606-373 909-419s606 3 909 150 606 392 909 602c303 209 606 384 909 493 304 110 607 154 910 187s606 55 909-515c303-571 606-1734 909-2305s606-549 909-798c303-248 607-766 910-342 303 423 606 1788 909 2541s606 895 909 978c303 84 606 110 909 110 303-1 606-27 910-49 303-21 606-38 909 8s606 154 909 267c303 114 606 233 909 286 303 52 606 39 909 5 304-34 607-88 910-210 303-121 606-310 909-432 303-121 606-174 909-234 303-59 606-124 909-190s607-133 910-131c303 1 606 72 909 106s606 32 909 150 606 356 909 464c303 109 606 88 910 69 303-18 606-34 909-18s606 64 909 87c303 22 606 19 909-150s606-503 758-671l151-167v980l-151 136c-152 136-455 408-758 544s-606 136-909 136-606 0-909 0-606 0-909 0c-304 0-607 0-910-126s-606-378-909-483c-303-104-606-61-909-24-303 38-606 70-909 91s-607 31-910 54-606 58-909 86-606 48-909 87-606 97-909 138c-303 40-606 62-910 76-303 15-606 21-909 16s-606-21-909-35c-303-15-606-28-909-35-303-6-606-6-909-9-304-3-607-9-910-12s-606-4-909-20c-303-17-606-49-909-579s-606-1556-909-1859c-303-302-607 121-910 251s-606-33-909 316c-303 348-606 1207-909 1637s-606 430-909 430-606 0-910-92c-303-92-606-276-909-474-303-199-606-412-909-542-303-131-606-179-909-111s-606 252-909 474c-304 222-607 484-910 614-303 131-606 131-909 131s-606 0-909-148c-303-149-606-445-909-753-303-309-607-629-910-996s-606-780-909-606-606 936-909 1295c-303 360-606 317-909 451s-607 445-910 488-606-182-909-278c-303-95-606-61-909-33-303 29-606 53-909 60-303 8-606-1-910 17-303 18-606 63-909 68s-606-29-909-30-606 31-909-66-606-322-909-399c-304-76-607-4-910 18s-606-5-909-28-606-42-909 53-606 304-909 407c-303 104-607 102-910 106s-606 13-909 10c-303-2-606-17-909-21-303-5-606 0-909 1s-606-2-910-3c-303 0-606 2-909-86s-606-266-909-356-606-92-909-79c-303 14-606 44-909 32-304-12-607-66-910-103s-606-58-909-53-606 36-909-122-606-505-909-777-607-469-910-556c-303-86-606-61-909 166-303 226-606 655-909 819s-606 63-909-13-606-126-910-133c-303-7-606 29-909 74s-606 99-909 126-606 27-909 65-606 115-909 169c-304 54-607 86-910 110-303 25-606 44-909 81-303 38-606 95-909-24s-606-414-909-613-607-303-910-393c-303-91-606-170-909-576s-606-1140-909-1312-606 218-909 670c-303 453-606 969-910 1457-303 488-606 948-909 1168s-606 200-909 125c-303-74-606-203-909-324s-606-234-909-151c-304 83-607 362-910 478-303 115-606 67-909 27-303-41-606-74-909-89-303-16-606-14-909-203-303-190-607-571-910-573-303-3-606 374-909 596-303 223-606 291-909 146s-606-503-909-568c-303-64-606 165-910 16-303-149-606-675-909-623-303 53-606 684-757 999l-152 316z">
          <text:p/>
        </draw:path>
        <draw:frame draw:style-name="gr9" draw:text-style-name="P1" draw:layer="layout" svg:width="0.002cm" svg:height="0.945cm" svg:x="10cm" svg:y="17.22cm">
          <draw:text-box>
            <text:p/>
          </draw:text-box>
        </draw:frame>
        <draw:frame draw:style-name="gr9" draw:text-style-name="P1" draw:layer="layout" svg:width="0.002cm" svg:height="0.945cm" svg:x="10cm" svg:y="17.22cm">
          <draw:text-box>
            <text:p/>
          </draw:text-box>
        </draw:frame>
        <draw:frame draw:style-name="gr9" draw:text-style-name="P1" draw:layer="layout" svg:width="0.002cm" svg:height="0.945cm" svg:x="10cm" svg:y="17.22cm">
          <draw:text-box>
            <text:p/>
          </draw:text-box>
        </draw:frame>
        <draw:frame draw:style-name="gr9" draw:text-style-name="P1" draw:layer="layout" svg:width="0.002cm" svg:height="0.945cm" svg:x="10cm" svg:y="17.22cm">
          <draw:text-box>
            <text:p/>
          </draw:text-box>
        </draw:frame>
        <draw:frame draw:style-name="gr9" draw:text-style-name="P1" draw:layer="layout" svg:width="0.002cm" svg:height="0.945cm" svg:x="10cm" svg:y="17.22cm">
          <draw:text-box>
            <text:p/>
          </draw:text-box>
        </draw:frame>
        <draw:frame draw:style-name="gr9" draw:text-style-name="P1" draw:layer="layout" svg:width="0.002cm" svg:height="0.945cm" svg:x="10cm" svg:y="17.22cm">
          <draw:text-box>
            <text:p/>
          </draw:text-box>
        </draw:frame>
        <draw:frame draw:style-name="gr9" draw:text-style-name="P1" draw:layer="layout" svg:width="0.002cm" svg:height="0.945cm" svg:x="10cm" svg:y="17.22cm">
          <draw:text-box>
            <text:p/>
          </draw:text-box>
        </draw:frame>
        <draw:line draw:style-name="gr1" draw:text-style-name="P1" draw:layer="layout" svg:x1="15.569cm" svg:y1="55.715cm" svg:x2="15.569cm" svg:y2="38.782cm">
          <text:p/>
        </draw:line>
        <draw:line draw:style-name="gr1" draw:text-style-name="P1" draw:layer="layout" svg:x1="21.934cm" svg:y1="55.715cm" svg:x2="21.934cm" svg:y2="38.782cm">
          <text:p/>
        </draw:line>
        <draw:line draw:style-name="gr1" draw:text-style-name="P1" draw:layer="layout" svg:x1="28.298cm" svg:y1="55.715cm" svg:x2="28.298cm" svg:y2="38.782cm">
          <text:p/>
        </draw:line>
        <draw:line draw:style-name="gr1" draw:text-style-name="P1" draw:layer="layout" svg:x1="34.663cm" svg:y1="55.715cm" svg:x2="34.663cm" svg:y2="38.782cm">
          <text:p/>
        </draw:line>
        <draw:line draw:style-name="gr1" draw:text-style-name="P1" draw:layer="layout" svg:x1="41.027cm" svg:y1="55.715cm" svg:x2="41.027cm" svg:y2="38.782cm">
          <text:p/>
        </draw:line>
        <draw:line draw:style-name="gr1" draw:text-style-name="P1" draw:layer="layout" svg:x1="47.392cm" svg:y1="55.715cm" svg:x2="47.392cm" svg:y2="38.782cm">
          <text:p/>
        </draw:line>
        <draw:line draw:style-name="gr1" draw:text-style-name="P1" draw:layer="layout" svg:x1="53.756cm" svg:y1="55.715cm" svg:x2="53.756cm" svg:y2="38.782cm">
          <text:p/>
        </draw:line>
        <draw:line draw:style-name="gr1" draw:text-style-name="P1" draw:layer="layout" svg:x1="60.121cm" svg:y1="55.715cm" svg:x2="60.121cm" svg:y2="38.782cm">
          <text:p/>
        </draw:line>
        <draw:line draw:style-name="gr1" draw:text-style-name="P1" draw:layer="layout" svg:x1="66.485cm" svg:y1="55.715cm" svg:x2="66.485cm" svg:y2="38.782cm">
          <text:p/>
        </draw:line>
        <draw:line draw:style-name="gr1" draw:text-style-name="P1" draw:layer="layout" svg:x1="72.85cm" svg:y1="55.715cm" svg:x2="72.85cm" svg:y2="38.782cm">
          <text:p/>
        </draw:line>
        <draw:line draw:style-name="gr1" draw:text-style-name="P1" draw:layer="layout" svg:x1="79.214cm" svg:y1="55.715cm" svg:x2="79.214cm" svg:y2="38.782cm">
          <text:p/>
        </draw:line>
        <draw:line draw:style-name="gr1" draw:text-style-name="P1" draw:layer="layout" svg:x1="85.579cm" svg:y1="55.715cm" svg:x2="85.579cm" svg:y2="38.782cm">
          <text:p/>
        </draw:line>
        <draw:line draw:style-name="gr1" draw:text-style-name="P1" draw:layer="layout" svg:x1="91.944cm" svg:y1="55.715cm" svg:x2="91.944cm" svg:y2="38.782cm">
          <text:p/>
        </draw:line>
        <draw:polyline draw:style-name="gr1" draw:text-style-name="P1" draw:layer="layout" svg:width="88.194cm" svg:height="16.933cm" svg:x="10cm" svg:y="38.782cm" svg:viewBox="0 0 88195 16934" draw:points="0,0 0,16934 88195,16934 88195,0">
          <text:p/>
        </draw:polyline>
        <draw:path draw:style-name="gr2" draw:text-style-name="P2" draw:layer="layout" svg:width="88.194cm" svg:height="11.451cm" svg:x="10cm" svg:y="44.265cm" svg:viewBox="0 0 88195 11452" svg:d="M0 11308l152 11c151 11 454 33 757 51s606 32 909-33c304-66 607-211 910-233 303-21 606 81 909 85s606-91 909-88c303 4 606 105 909 173 303 69 607 106 910 117 303 12 606-2 909-8s606-5 909 1 606 17 909 24c303 6 606 7 910 8 303 0 606 0 909 0s606 0 909 0 606 0 909 0 606 0 909 0c304 0 607 0 910 0s606 0 909 0 606 0 909 0 606 0 909 0 607 0 910 0 606 0 909 0 606 0 909 0 606 0 909-7 606-21 910-43c303-23 606-53 909-83s606-59 909-69 606 0 909-21 606-72 909-45c304 27 607 133 910 190s606 66 909 68c303 3 606-2 909-6 303-5 606-9 909-7 303 3 607 13 910 4 303-10 606-39 909-40s606 27 909 42c303 14 606 16 909 16 303 1 606 1 910 1 303 0 606 0 909 0s606 0 909-31c303-32 606-95 909-95s606 63 909 66c304 4 607-53 910-78 303-24 606-17 909 8s606 68 909 93c303 24 606 31 909 34s607 3 910 3 606 0 909-3 606-10 909-10 606 7 909 10 606 3 910 3c303 0 606 0 909 0s606 0 909 0 606 0 909 0 606 0 909 0c304 0 607 0 910 0s606 0 909-5 606-16 909-16 606 11 909 5c303-5 607-26 910-36s606-10 909-1c303 10 606 27 909 24 303-4 606-29 909-60s607-68 910-204c303-135 606-368 909-390s606 167 909 283 606 158 909 211c303 52 606 114 910 2 303-111 606-398 909-503 303-106 606-31 909 56 303 86 606 184 909 275 303 92 606 176 909 218 304 41 607 39 910 27 303-11 606-32 909-32 303 1 606 23 909 51s606 62 909 76 607 10 910 10 606 4 909 7c303 2 606 2 909 2s606 0 909 0 606 0 910 0c303 0 606 0 909 0s606 0 909 0 606 0 909 0 606 0 909 0c304 0 607 0 910 0s606 0 909 0 606 0 909-8c303-7 606-23 909-28s607 1 910 8c303 8 606 18 909-14s606-106 909-129 606 4 909 0c303-5 606-42 910-1223 303-1181 606-3508 909-5366 303-1857 606-3246 909-3957 303-710 606-743 909-675 303 67 606 234 758 317l151 84v2928l-151 303c-152 302-455 906-758 1022-303 115-606-259-909 69s-606 1356-909 2591c-303 1234-606 2674-909 3394-304 720-607 720-910 720s-606 0-909 0-606 0-909 0-606 0-909 0-607 0-910 0-606 0-909 0-606 0-909 0-606 0-909 0-606 0-910 0c-303 0-606 0-909 0s-606 0-909 0-606 0-909 0-606 0-909 0c-304 0-607 0-910 0s-606 0-909 0-606 0-909 0-606 0-909 0-607 0-910 0-606 0-909 0-606 0-909 0-606 0-909 0-606 0-910-8c-303-7-606-21-909-62-303-40-606-107-909-162-303-54-606-97-909-56-303 40-606 164-909 226-304 62-607 62-910 62s-606 0-909-66c-303-65-606-195-909-195s-606 130-909 195c-303 66-607 66-910 66s-606 0-909 0-606 0-909 0-606 0-909 0-607 0-910 0-606 0-909 0-606 0-909 0-606 0-909 0-606 0-910 0c-303 0-606 0-909 0s-606 0-909 0-606 0-909 0-606 0-909 0c-304 0-607 0-910 0s-606 0-909 0-606 0-909 0-606 0-909 0-607 0-910 0-606 0-909-15-606-45-909-60-606-16-909-1-606 45-910 50c-303 5-606-15-909-15s-606 20-909 30c-303 11-606 11-909 11s-606 0-909 0c-304 0-607 0-910 0s-606 0-909-10-606-30-909-30-606 20-909 30-607 10-910 10-606 0-909 0-606 0-909 0-606 0-909-24c-303-23-606-69-910-85-303-16-606-2-909 13-303 14-606 29-909 36s-606 5-909 13c-303 9-606 28-909 37-304 10-607 10-910 10s-606 0-909 0-606 0-909 0-606 0-909 0-607 0-910 0-606 0-909 0-606 0-909 0-606 0-909 0-606 0-910 0c-303 0-606 0-909 0s-606 0-909 0-606 0-909 0-606 0-909 0c-304 0-607 0-910 0s-606 0-909 0-606 0-909 0-606 0-909 0-607 0-910-26-606-78-909-85c-303-6-606 32-909 38-303 7-606-18-909-11s-606 45-910 64c-303 20-606 20-909 20s-606 0-757 0h-152z">
          <text:p/>
        </draw:path>
        <draw:path draw:style-name="gr3" draw:text-style-name="P3" draw:layer="layout" svg:width="88.194cm" svg:height="14.081cm" svg:x="10cm" svg:y="41.636cm" svg:viewBox="0 0 88195 14082" svg:d="M0 13650l152 39c151 38 454 115 757 159 303 45 606 56 909 71 304 14 607 31 910 52s606 45 909 39c303-7 606-45 909-207s606-448 909-734c303-285 607-570 910-700 303-131 606-107 909-63s606 108 909 289c303 182 606 481 909 706 303 226 606 377 910 489 303 112 606 184 909 220 303 37 606 37 909 37s606 0 909 0 606 0 909-13c304-12 607-36 910-52 303-17 606-26 909-14s606 45 909 29c303-17 606-83 909-88s607 52 910 49c303-4 606-67 909-91s606-8 909 16 606 57 909 64 606-12 910-3c303 9 606 45 909 64s606 21 909 14 606-22 909-36c303-15 606-29 909-40 304-11 607-19 910-9 303 9 606 36 909 46s606 2 909 10 606 31 909 19 607-59 910-63 606 35 909 17 606-92 909-106c303-15 606 31 909 34s606-38 910-42c303-4 606 27 909 48 303 20 606 31 909 49 303 19 606 45 909 15s606-116 909-121c304-5 607 71 910 110 303 38 606 39 909 36 303-4 606-11 909-2s606 34 909 19 607-70 910-70 606 55 909 70c303 16 606-9 909-26s606-25 909-21 606 20 910 20c303 1 606-15 909-32 303-18 606-38 909-31 303 6 606 40 909 65 303 26 606 42 909 37 304-4 607-30 910-48s606-30 909-300c303-271 606-800 909-906s606 213 909 245c303 33 607-220 910-268 303-47 606 112 909 270s606 315 909 399 606 95 909 103c303 7 607 12 910 41s606 83 909-32 606-398 909-450 606 126 909 178c303 51 606-25 910 79 303 103 606 387 909 502s606 61 909 68c303 6 606 73 909 60 303-12 606-104 909-181 304-77 607-138 910-91s606 203 909 219 606-108 909-143c303-36 606 17 909 53 303 37 607 56 910 44 303-13 606-57 909-77s606-14 909-1c303 14 606 35 909 51 303 15 606 24 910 49 303 24 606 65 909 68 303 2 606-35 909-25s606 66 909 87 606 7 909-295c304-302 607-893 910-2656 303-1764 606-4700 909-7214s606-4607 909-3579c303 1029 606 5178 909 7511 303 2334 607 2852 910 3353s606 986 909 1218 606 211 909 341c303 129 606 410 909 544s606 120 910 198c303 77 606 246 909 325s606 68 909 73 606 25 909-7 606-117 758-159l151-42v459h-151c-152 0-455 0-758 0s-606 0-909 0-606 0-909-48c-303-47-606-142-909-171-304-29-607 7-910-79-303-87-606-296-909-358s-606 24-909-111-606-491-909-656c-303-166-607-141-910-1858s-606-5176-909-6023-606 920-909 2820-606 3934-909 5037-606 1275-910 1361c-303 86-606 86-909 75-303-12-606-34-909-34s-606 22-909 34c-303 11-606 11-909 11-304 0-607 0-910 0s-606 0-909 0-606 0-909-8c-303-9-606-25-909-25s-607 16-910 2-606-60-909-60-606 46-909 45-606-47-909-70c-303-22-606-20-910 4-303 23-606 67-909 90-303 22-606 22-909 22s-606 0-909-56-606-167-909-207c-304-39-607-5-910-70s-606-228-909-189-606 281-909 363-606 6-909-14-607 17-910 48-606 56-909 12c-303-45-606-160-909-287-303-128-606-269-909-205-303 65-607 335-910 327-303-7-606-293-909-293s-606 286-909 428c-303 143-606 143-909 143s-606 0-910 0c-303 0-606 0-909 0s-606 0-909 0-606 0-909 0-606 0-909 0c-304 0-607 0-910-9-303-10-606-28-909-28s-606 18-909 22-606-7-909-7-607 11-910 7c-303-3-606-22-909-22s-606 19-909 28-606 9-909 9-606 0-910 0c-303 0-606 0-909 0s-606 0-909 0-606 0-909 0-606 0-909 0c-304 0-607 0-910-7s-606-20-909-20-606 13-909 20-606 7-909 7-607 0-910-9-606-26-909-32c-303-7-606-2-909-4-303-3-606-11-909-5s-606 28-910 39c-303 11-606 11-909 11s-606 0-909 0-606 0-909-13-606-39-909-39c-304 0-607 26-910 39s-606 13-909 13-606 0-909 0-606 0-909 0-607 0-910 0-606 0-909 0-606 0-909 0-606 0-909 0-606 0-910 0c-303 0-606 0-909 0s-606 0-909 0-606 0-909 0-606 0-909-59c-304-58-607-175-910-345s-606-392-909-499-606-98-909-119-606-73-909 20-607 330-910 521-606 336-909 408c-303 73-606 73-909 73s-606 0-909-6c-303-5-606-16-910-29-303-13-606-28-909-46-303-19-606-41-757-52l-152-11z">
          <text:p/>
        </draw:path>
        <draw:path draw:style-name="gr4" draw:text-style-name="P4" draw:layer="layout" svg:width="88.194cm" svg:height="15.864cm" svg:x="10cm" svg:y="38.782cm" svg:viewBox="0 0 88195 15865" svg:d="M0 0h152c151 0 454 0 757 0s606 0 909 0c304 0 607 0 910 0s606 0 909 0 606 0 909 0 606 0 909 0 607 0 910 0 606 0 909 0 606 0 909 0 606 0 909 0 606 0 910 0c303 0 606 0 909 0s606 0 909 0 606 0 909 0 606 0 909 0c304 0 607 0 910 0s606 0 909 0 606 0 909 0 606 0 909 0 607 0 910 1270 606 3810 909 5125c303 1314 606 1403 909 2014 303 612 606 1746 909 2093 303 346 606-95 910-631 303-536 606-1168 909-1161s606 652 909 1042 606 525 909 355 606-645 909-871c304-226 607-204 910-98s606 296 909 984 606 1874 909 2396c303 521 606 377 909 327 303-51 607-8 910 165s606 476 909 512c303 35 606-197 909-449 303-253 606-527 909-611s606 22 910-3c303-26 606-182 909-294 303-113 606-182 909-238s606-101 909-1181 606-3197 909-4225c304-1028 607-967 910-150s606 2391 909 1455 606-4381 909-6103c303-1723 606-1723 909-1723s607 0 910 0 606 0 909 0 606 0 909 0 606 0 909 1618 606 4854 910 5786c303 932 606-440 909-1047 303-608 606-451 909-329 303 123 606 210 909 195 303-14 606-129 909-1183 304-1054 607-3047 910-3039s606 2016 909 2016 606-2008 909-3013c303-1004 606-1004 909-1004s607 0 910 0 606 0 909 0 606 0 909 0 606 0 909 0 607 0 910 0 606 0 909 0 606 0 909 1080c303 1081 606 3242 909 4350s606 1164 910 83c303-1080 606-3297 909-4405s606-1108 909-1108 606 0 909 0 606 0 909 0c304 0 607 0 910 0s606 0 909 1010c303 1011 606 3031 909 3031s606-2020 909-3031c303-1010 607-1010 910-1010s606 0 909 1984 606 5953 909 8180c303 2226 606 2711 909 3009 303 297 606 408 910 263 303-145 606-545 909-2827s606-6446 909-8527c303-2082 606-2082 909-2082s606 0 909 0c304 0 607 0 910 0s606 0 909 836c303 837 606 2509 909 2509s606-1672 909-1625 607 1814 910 2853 606 1350 909 2202c303 851 606 2244 909 3118 303 873 606 1228 909 835 303-392 606-1533 910-2344 303-811 606-1292 909-1046 303 245 606 1218 909 1891s606 1047 909 932c303-116 606-720 758-1022l151-303v2827l-151 252c-152 251-455 755-758 966s-606 130-909-454c-303-583-606-1670-909-1946-303-277-606 256-909 1012-304 756-607 1734-910 2132-303 397-606 215-909-423s-606-1730-909-2391c-303-662-606-891-909-1855-303-963-607-2659-910-2693-303-33-606 1596-909 1876s-606-790-909-355-606 2376-909 3620c-303 1245-606 1793-910 1788-303-6-606-564-909-1415-303-850-606-1992-909-1407-303 584-606 2896-909 4086s-606 1258-909 1239c-304-19-607-124-910-257s-606-293-909-1656-606-3928-909-4962-606-536-909-615c-303-78-607-733-910-185s-606 2298-909 2217c-303-80-606-1993-909-2768s-606-413-909-47-606 737-910 959c-303 221-606 294-909 356-303 63-606 116-909 100s-606-100-909 576c-303 677-606 2114-909 2809-304 695-607 649-910-396s-606-3087-909-4123-606-1066-909-1189c-303-124-606-341-909-484-303-144-607-214-910-203-303 12-606 105-909 220-303 114-606 250-909 432s-606 410-909 506-607 59-910-76c-303-136-606-371-909 424-303 794-606 2617-909 2658s-606-1700-909-1855-606 1276-910 1930c-303 653-606 530-909 442s-606-140-909-45-606 337-909 998-606 1739-909 793c-304-946-607-3917-910-5283-303-1365-606-1125-909-733-303 391-606 935-909 1326s-606 629-909 555-607-459-910-950-606-1089-909 121c-303 1209-606 4224-909 5056s-606-519-909-1198-606-685-910-67c-303 618-606 1860-909 2566s-606 875-909 966-606 104-909 191-606 249-909 251c-304 1-607-156-910-195s-606 41-909 200-606 397-909 319-606-473-909-674c-303-202-607-211-910-42s-606 517-909 222c-303-294-606-1231-909-1691-303-461-606-444-909-476s-606-111-910-54c-303 58-606 252-909 320-303 67-606 7-909-221s-606-625-909-352-606 1216-909 1816c-304 600-607 858-910 470-303-387-606-1420-909-1924s-606-478-909-1502c-303-1023-606-3095-909-4038s-607-757-910-371c-303 387-606 973-909 1438s-606 809-909 1258-606 1003-909 1978-606 2371-910 3199c-303 827-606 1085-909 1125-303 39-606-141-909-482-303-340-606-841-909-1650-303-808-606-1924-909-2538-304-615-607-728-910-843-303-114-606-230-909-245s-606 69-909 178c-303 108-606 241-909 357s-607 215-910 231-606-53-909-19c-303 33-606 169-909 41-303-129-606-520-909-787-303-268-606-410-910-442-303-31-606 48-909 147-303 98-606 214-757 273l-152 58z">
          <text:p/>
        </draw:path>
        <draw:path draw:style-name="gr5" draw:text-style-name="P5" draw:layer="layout" svg:width="88.194cm" svg:height="16.813cm" svg:x="10cm" svg:y="38.782cm" svg:viewBox="0 0 88195 16814" svg:d="M0 10139l152-58c151-59 454-175 757-273 303-99 606-178 909-147 304 32 607 174 910 442 303 267 606 658 909 786 303 129 606-7 909-40 303-34 606 35 909 443 303 409 607 1158 910 1502 303 343 606 280 909 333s606 222 909 413c303 190 606 402 909 538s606 197 910 506c303 310 606 868 909 1193s606 415 909 427c303 11 606-57 909-220 303-164 606-422 909-1249 304-828 607-2224 910-3199s606-1529 909-1978 606-793 909-1258 606-1051 909-1438c303-386 607-572 910-1682s606-3145 909-4163c303-1017 606-1017 909-1017s606 0 909 832c303 833 606 2497 910 4454 303 1957 606 4206 909 5529s606 1720 909 1948 606 288 909 221c303-68 606-262 909-320 304-57 607 22 910 54s606 15 909-315 606-973 909-679c303 295 606 1528 909 2149s607 630 910 82 606-1654 909-2564c303-911 606-1626 909-2125s606-780 909-957c303-176 606-246 910-366 303-121 606-291 909-566 303-276 606-657 909-868s606-251 909 436c303 686 606 2099 909 2809 304 709 607 715 910-64 303-780 606-2346 909-2297s606 1712 909 2666 606 1198 909 808c303-389 607-1413 910-2044s606-868 909-497 606 1351 909 1808c303 458 606 393 909-548 303-942 606-2761 910-4505 303-1743 606-3412 909-4247 303-834 606-834 909-834s606 0 909 0 606 0 909 1092c304 1091 607 3275 910 3275s606-2184 909-2225 606 2061 909 3228c303 1168 606 1403 909 1539 303 135 607 172 910 76s606-324 909 193 606 1778 909 1664c303-115 606-1606 909-1559s607 1631 910 1774c303 144 606-1153 909-1787 303-633 606-603 909-1705 303-1101 606-3333 909-4449s606-1116 910 326c303 1442 606 4326 909 5811 303 1484 606 1568 909 1584s606-37 909-100c303-62 606-135 909-356 304-222 607-593 910-959s606-728 909-1964c303-1237 606-3347 909-3266 303 80 606 2353 909 3817 303 1463 607 2118 910 3000 303 881 606 1990 909 3023 303 1034 606 1993 909 2553s606 720 909 853c303 132 606 238 910 257 303 18 606-49 909-37 303 13 606 105 909 194 303 90 606 175 909 140 303-36 606-192 909-587 304-396 607-1030 910-1440 303-411 606-598 909-720 303-123 606-182 909-1612s606-4231 909-6399c303-2167 607-3701 910-4467 303-767 606-767 909-767s606 0 909 0 606 0 909 0 606 0 910 0c303 0 606 0 909 0s606 0 909 0 606 0 909 0 606 0 758 0h151v5908l-151-84c-152-83-455-250-758-317-303-68-606-35-909 165-303 201-606 570-909 995s-606 906-909 1157c-304 251-607 272-910 97-303-174-606-545-909-859s-606-571-909-855-606-595-909-187c-303 409-607 1537-910 3280s-606 4101-909 5292-606 1213-909 1101-606-360-909-251c-303 108-606 572-910 849-303 276-606 365-909 362s-606-99-909-176c-303-78-606-138-909-167-303-28-606-26-909-66-304-41-607-123-910-186s-606-106-909-332c-303-225-606-632-909-1224-303-593-606-1370-909-1758-303-389-607-387-910-1436s-606-3148-909-3211-606 1910-909 2892-606 972-909 1079c-303 106-606 327-910 389-303 62-606-35-909-70s-606-7-909 164-606 485-909-475-606-3193-909-4338c-304-1144-607-1200-910-274-303 925-606 2832-909 3497-303 666-606 89-909 487s-606 1771-909 1675-607-1659-910-1766c-303-108-606 1240-909 1457-303 216-606-700-909-1061s-606-167-909-243-607-422-910-502-606 107-909-679-606-2544-909-2451-606 2038-909 2030-606-1969-910-2891c-303-923-606-808-909-794-303 15-606-72-909-195-303-122-606-279-909 329-303 607-606 1979-909 3456-304 1477-607 3059-910 3827s-606 723-909 320-606-1164-909-1446-606-83-909 471-607 1464-910 1808c-303 345-606 124-909-713s-606-2291-909-2340c-303-50-606 1306-909 1966-303 661-606 627-910 190-303-436-606-1275-909-1672-303-398-606-354-909-297-303 56-606 125-909 238-303 112-606 268-909 293-304 26-607-80-910 4s-606 358-909 611c-303 252-606 484-909 938-303 453-606 1128-909 1516-303 389-607 490-910 52-303-439-606-1417-909-1523-303-105-606 664-909 1018s-606 293-909 216-606-171-910-134c-303 37-606 204-909 291s-606 94-909 19c-303-76-606-235-909-1166-303-930-606-2632-909-3962-304-1330-607-2288-910-2635-303-346-606-82-909 6-303 89-606 0-909 631-303 630-606 1980-909 2515s-607 255-910 293-606 395-909 688-606 523-909 781c-303 259-606 546-909 1144-303 599-606 1510-910 2012-303 502-606 595-909 705s-606 237-909 298c-303 62-606 58-909-94s-606-453-909-613c-304-160-607-178-910-278s-606-280-909-402c-303-123-606-186-909-230s-606-68-909-380-607-912-910-1119-606-21-909 173c-303 195-606 397-909 451s-606-41-909-139-606-199-910-271c-303-73-606-117-909-160-303-42-606-83-757-103l-152-20z">
          <text:p/>
        </draw:path>
        <draw:path draw:style-name="gr6" draw:text-style-name="P6" draw:layer="layout" svg:width="88.194cm" svg:height="16.793cm" svg:x="10cm" svg:y="38.782cm" svg:viewBox="0 0 88195 16794" svg:d="M0 15173l152 192c151 191 454 575 757 753 303 177 606 147 909 88 304-60 607-150 910-225s606-135 909-492 606-1010 909-1430 606-606 909-1134c303-529 607-1400 910-1902s606-635 909-743c303-109 606-193 909-178s606 131 909 245c303 115 606 228 910 843 303 614 606 1730 909 2538 303 809 606 1310 909 1714s606 712 909 819 606 14 909-488c304-502 607-1413 910-2012 303-598 606-885 909-1144 303-258 606-488 909-781s606-650 909-688 607 242 910 491c303 248 606 464 909 560s606 70 909-801 606-2588 909-4629 606-4405 910-5587c303-1182 606-1182 909-1182s606 0 909 0 606 0 909 0 606 0 909 0c304 0 607 0 910 0s606 0 909 0 606 0 909 0 606 0 909 0 607 0 910 0 606 0 909 0 606 0 909 0 606 0 909 0 606 0 910 0c303 0 606 0 909 0s606 0 909 0 606 0 909 0 606 0 909 0c304 0 607 0 910 0s606 0 909 914 606 2742 909 3954 606 1809 909 3000 607 2976 910 3769c303 794 606 595 909-495 303-1091 606-3074 909-4185s606-1351 909-2365c303-1015 606-2803 910-1857 303 946 606 4627 909 6346s606 1477 909 1382 606-43 909 45 606 211 909 443c304 231 607 571 910 726s606 125 909 32 606-250 909-422 606-359 909-279 607 426 910 502 606-118 909-1077 606-2684 909-2900 606 1076 909 1064c303-11 607-1326 910-1231 303 96 606 1602 909 2643s606 1618 909 2009c303 392 606 599 909 726s606 173 910 261c303 87 606 216 909 124 303-93 606-407 909-578s606-199 909-164 606 132 909 70c304-62 607-283 910-389 303-107 606-97 909-78 303 20 606 49 909 112s606 160 909 207c303 48 607 46 910-799s606-2533 909-4592 606-4489 909-5703c303-1215 606-1215 909-1215s606 0 910 0c303 0 606 0 909 1440 303 1441 606 4322 909 6333 303 2012 606 3154 909 4004 303 851 606 1409 909 1415 304 5 607-543 910-1115 303-571 606-1166 909-1601s606-711 909-983 606-540 909-507 607 369 910 651 606 512 909 65c303-448 606-1572 909-1949s606-6 909 704c303 711 606 1762 910 2512 303 750 606 1198 909 1475 303 276 606 381 909 474s606 174 909-37 606-715 758-966l151-252v2699l-151 100c-152 100-455 299-758 408s-606 128-909 161-606 81-909-64-606-484-909-1098c-304-614-607-1503-910-2125-303-623-606-978-909-555-303 422-606 1622-909 2220s-606 595-909 334c-303-260-607-778-910-943-303-166-606 19-909 141s-606 181-909 304c-303 122-606 309-909 720-303 410-606 1044-910 1440-303 395-606 551-909 587-303 35-606-50-909-654s-606-1726-909-2087c-303-360-606 40-909 185-304 145-607 34-910-263-303-298-606-783-909-992-303-208-606-141-909 237-303 379-606 1068-909 1452-303 385-607 464-910 507s-606 50-909 214-606 486-909 516c-303 29-606-233-909-311-303-77-606 31-910 74-303 42-606 19-909-94s-606-315-909-211-606 516-909 591-606-185-909-317c-304-131-607-134-910-211s-606-230-909-380-606-298-909-923-606-1726-909-1747c-303-20-607 1040-910 994-303-47-606-1200-909-1209s-606 1126-909 1735c-303 608-606 688-909 761-303 72-607 137-910 120s-606-116-909 24-606 519-909 757c-303 239-606 337-909 371s-606 4-910-157c-303-161-606-452-909-610s-606-183-909-140c-303 44-606 156-909-1369s-606-4687-909-5359c-304-671-607 1148-910 2090-303 941-606 1006-909 1781-303 776-606 2262-909 3048s-606 871-909 269c-303-603-607-1893-910-2660s-606-1011-909-1965-606-2617-909-3476-606-914-909-972c-303-57-606-118-910-18-303 101-606 363-909 514s-606 191-909 402-606 592-909 868c-303 275-606 445-909 566-304 120-607 190-910 366-303 177-606 458-909 957s-606 1214-909 1853c-303 638-606 1200-909 1459s-607 216-910-133-606-1004-909-1525c-303-522-606-909-909-1198-303-288-606-479-909-585s-606-127-910 99c-303 226-606 701-909 871-303 169-606 35-909-355s-606-1035-909-1871c-303-835-606-1861-909-1325-304 537-607 2635-910 4341-303 1707-606 3021-909 3623s-606 492-909 402-606-161-909-228-607-132-910-139-606 42-909 127-606 205-909 366c-303 160-606 360-909 660s-606 701-910 906c-303 205-606 215-909 128-303-88-606-273-909-412-303-138-606-228-909-553s-606-883-909-1193c-304-309-607-370-910-506s-606-348-909-538c-303-191-606-360-909-413s-606 10-909 358-607 982-910 1319-606 376-909 586-606 590-909 797c-303 208-606 242-909 310s-606 170-910 215c-303 45-606 33-909-119s-606-445-757-591l-152-146z">
          <text:p/>
        </draw:path>
        <draw:path draw:style-name="gr7" draw:text-style-name="P7" draw:layer="layout" svg:width="88.194cm" svg:height="2.465cm" svg:x="10cm" svg:y="53.25cm" svg:viewBox="0 0 88195 2466" svg:d="M0 1387l152-77c151-77 454-232 757-301s606-52 909-81c304-29 607-104 910 49s606 534 909 672c303 139 606 34 909 57 303 24 606 175 909 231s607 17 910 19c303 3 606 48 909 61 303 14 606-4 909 7s606 51 909 46c303-6 606-56 910-4 303 53 606 209 909 287s606 78 909 78 606 0 909 0 606 0 909-71c304-72 607-214 910-305 303-92 606-131 909-138s606 19 909-45 606-219 909-227 607 131 910 130 606-142 909-174c303-33 606 42 909 72s606 13 909-256c303-270 606-793 910-802 303-8 606 498 909 773 303 274 606 317 909 376s606 135 909-64c303-198 606-670 909-697 304-27 607 393 910 620 303 228 606 264 909 268 303 5 606-23 909 35s606 201 909 118c303-82 607-390 910-564s606-214 909-207c303 6 606 58 909 93 303 34 606 52 909 98s606 121 910 112c303-9 606-103 909-342 303-240 606-626 909-903 303-278 606-447 909-237 303 211 606 801 909 1043 304 242 607 135 910-103 303-237 606-605 909-539 303 67 606 568 909 853 303 286 606 356 909 382 303 25 607 5 910 33s606 104 909 46c303-59 606-252 909-362 303-111 606-139 909-184s606-107 910-66c303 41 606 185 909 216 303 32 606-50 909-80s606-10 909 69c303 80 606 219 909 311 304 92 607 137 910 98 303-40 606-163 909-210s606-19 909-132 606-368 909-360c303 7 607 277 910 483 303 205 606 346 909 284s606-328 909-441 606-73 909-64c303 10 607-11 910-144s606-377 909-310c303 68 606 446 909 553 303 106 606-59 909 5 303 65 606 361 910 503 303 141 606 129 909-66 303-196 606-575 909-686 303-110 606 48 909 113s606 37 909-178c304-215 607-617 910-574s606 530 909 732c303 201 606 117 909 152 303 34 606 188 909 210 303 21 607-89 910-179s606-160 909-167c303-8 606 49 909 98 303 50 606 94 909 193s606 253 910 348c303 95 606 130 909 191s606 148 909 196c303 49 606 60 909 33s606-91 909-171c304-80 607-176 910-225 303-48 606-49 909-45 303 3 606 12 909-11 303-24 606-80 909-81s607 52 910 71 606 3 909-47c303-51 606-136 909-273 303-136 606-323 909-446 303-122 606-180 910-116 303 63 606 247 909 347 303 99 606 113 909 139s606 64 909 25c303-38 606-152 758-209l151-57v713l-151 42c-152 42-455 126-758 158s-606 12-909 7c-303-4-606 7-909-72s-606-248-909-326c-304-77-607-64-910 16-303 81-606 229-909 340s-606 186-909 218-606 21-909 13c-303-9-607-14-910-9s-606 22-909 31-606 11-909-17c-303-29-606-88-909-97-303-8-606 35-910 70-303 34-606 59-909 72-303 12-606 12-909-3-303-16-606-47-909-83s-606-77-909-142c-304-66-607-156-910-222-303-67-606-110-909-83s-606 124-909 195-606 116-909 128c-303 13-607-7-910-43-303-37-606-90-909-82s-606 76-909-89-606-565-909-584-606 341-910 510c-303 169-606 145-909 85s-606-158-909-107-606 250-909 356c-303 105-606 117-909 13-304-103-607-322-910-375-303-52-606 62-909 24-303-37-606-226-909-258s-606 94-909 155c-303 60-607 56-910 48s-606-19-909 60c-303 78-606 245-909 329-303 83-606 83-909-32s-607-345-910-340-606 245-909 351c-303 105-606 77-909 69-303-9-606 2-909 20-303 19-606 44-910 49-303 5-606-12-909-37s-606-59-909-66-606 14-909 31c-303 18-606 33-909 33-304-1-607-17-910-20-303-4-606 4-909 26-303 23-606 60-909 44-303-15-606-82-909-87-303-6-607 50-910 65s-606-11-909-214c-303-204-606-585-909-601-303-15-606 334-909 490s-606 118-910 43c-303-75-606-188-909-312-303-125-606-261-909-180-303 80-606 378-909 512-303 133-606 102-909 107-304 4-607 44-910 41-303-2-606-48-909-104s-606-122-909-182-606-113-909-44-607 261-910 351c-303 89-606 76-909 73-303-2-606 5-909-4-303-10-606-37-909-209-303-171-606-487-910-498-303-11-606 283-909 425-303 143-606 133-909 143s-606 39-909-118c-303-158-606-501-909-491-304 10-607 374-910 539-303 166-606 133-909 109-303-25-606-40-909-16s-606 87-909 90-607-54-910-43-606 89-909 106-606-28-909-46-606-9-909 13-606 58-910 76c-303 18-606 18-909 18s-606 0-909 0-606 0-909-42c-303-41-606-125-909-132-304-6-607 64-910 94s-606 19-909 13-606-7-909 5-606 37-909 26c-303-12-607-60-910-135s-606-176-909-179-606 92-909 5-606-355-909-444-606 1-910 60c-303 60-606 90-909 134-303 45-606 104-757 134l-152 30z">
          <text:p/>
        </draw:path>
        <draw:path draw:style-name="gr8" draw:text-style-name="P8" draw:layer="layout" svg:width="88.194cm" svg:height="3.344cm" svg:x="10cm" svg:y="52.372cm" svg:viewBox="0 0 88195 3345" svg:d="M0 0l152 20c151 21 454 61 757 104 303 42 606 87 909 159 304 73 607 173 910 271s606 193 909 372 606 441 909 553c303 111 606 71 909 166s607 324 910 464c303 141 606 192 909 213 303 22 606 13 909 1s606-27 909-25 606 21 910 181c303 160 606 461 909 613s606 156 909 157c303 2 606 1 909-4s606-16 909-221c304-205 607-606 910-906s606-500 909-661c303-160 606-281 909-366s606-134 909-126c303 7 607 71 910 138 303 68 606 138 909 229 303 90 606 200 909 274 303 73 606 109 909 193s606 215 910 170c303-46 606-267 909-298s606 129 909 204c303 76 606 69 909 115s606 145 909 108c304-37 607-210 910-265 303-56 606 5 909 42 303 36 606 49 909 155 303 105 606 302 909 430 303 127 607 185 910 241s606 110 909-109 606-710 909-996c303-285 606-365 909-326s606 196 910 194c303-2 606-163 909-54s606 489 909 747 606 395 909 133 606-922 909-1235c304-313 607-279 910-48 303 230 606 657 909 706s606-279 909-333c303-53 606 167 909 280 303 112 607 117 910 76 303-40 606-126 909-301 303-176 606-441 909-552 303-110 606-65 909-72 303-6 606-64 910-58 303 6 606 77 909 57 303-21 606-133 909-176 303-44 606-19 909 139s606 449 909 610c304 161 607 192 910 158s606-133 909-371c303-239 606-618 909-758s606-41 909-24 607-47 910-120c303-72 606-153 909-140s606 120 909 129 606-80 909 28c303 107 607 411 910 432 303 20 606-243 909-300 303-58 606 90 909 240 303 151 606 303 909 381 303 77 606 79 910 211 303 131 606 392 909 317s606-487 909-591c303-105 606 98 909 211s606 136 909 247c304 112 607 312 910 389s606 32 909-151c303-184 606-506 909-670 303-165 606-172 909-215s607-122 910-76 606 216 909 573c303 358 606 902 909 1195 303 294 606 337 909 332 303-6 606-60 910-88 303-28 606-30 909-2 303 29 606 89 909 167 303 77 606 173 909 176s606-86 909-88c304-3 607 81 910-28 303-108 606-408 909-570s606-185 909-257 606-193 909-266 607-98 910-329 606-668 909-946c303-277 606-395 909-363 303 33 606 216 909 297 303 82 606 62 910 221 303 159 606 497 909 643 303 145 606 97 909 64 303-34 606-52 909-162 303-109 606-308 758-407l151-100v1401l-151 57c-152 57-455 171-758 210-303 38-606 0-909-26-303-25-606-40-909-139s-606-284-909-347c-304-63-607-6-910-7s-606-60-909-79-606 3-909 176c-303 174-606 500-909 637-303 136-607 83-910 84s-606 57-909 81-606 15-909 97-606 255-909 303c-303 49-606-27-910-27-303 0-606 76-909 80s-606-64-909-118c-303-55-606-97-909-135s-606-73-909-59c-304 14-607 77-910 98s-606-1-909-159c-303-159-606-455-909-567-303-113-606-43-909 48-303 90-607 200-910 178s-606-176-909-210c-303-35-606 50-909 152-303 101-606 220-909 178-303-43-606-248-910-337-303-88-606-60-909-125s-606-223-909-202-606 222-909 318-606 87-909 35c-304-53-607-149-910-200-303-52-606-58-909-165-303-106-606-312-909-294-303 19-606 264-909 396-303 133-607 154-910 144-303-9-606-49-909-50s-606 37-909-23c-303-61-606-219-909-311s-607-116-910-149c-303-32-606-73-909 40s-606 380-909 575c-303 196-606 319-909 358s-606-6-910-98c-303-92-606-231-909-310-303-80-606-100-909-70-303 31-606 112-909 81-303-32-606-175-909-216-304-41-607 20-910 65s-606 73-909 184-606 303-909 362c-303 58-606-17-909-45-303-29-607-9-910-34s-606-96-909-11-606 324-909 258-606-439-909-572-606-26-910 154c-303 179-606 431-909 571s-606 168-909 24c-303-143-606-459-909-570s-606-17-909-8c-304 9-607-66-910-112s-606-63-909 88c-303 152-606 472-909 623s-606 134-909 122-607-20-910-95-606-218-909-276-606-30-909-35c-303-4-606-40-909-13s-606 117-910 143c-303 27-606-10-909-66s-606-132-909-191-606-102-909-9c-303 92-606 319-909 327-304 9-607-202-910-298-303-97-606-81-909-111-303-29-606-105-909-72-303 32-606 173-909 174s-607-138-910-130-606 163-909 227c-303 65-606 38-909 45s-606 46-909 144c-303 97-606 251-910 328-303 78-606 78-909 78s-606 0-909 0-606 0-909-84-606-252-909-370c-304-118-607-186-910-180-303 5-606 84-909 132s-606 66-909 52c-303-13-606-58-909-157s-607-253-910-309-606-14-909-37c-303-22-606-109-909-247s-606-328-909-385-606 18-910 47c-303 29-606 12-909-33s-606-119-757-155l-152-37z">
          <text:p/>
        </draw:path>
        <draw:frame draw:style-name="gr10" draw:text-style-name="P10" draw:layer="layout" svg:width="4.053cm" svg:height="1.483cm" svg:x="13.669cm" svg:y="56.386cm">
          <draw:text-box>
            <text:p text:style-name="P9"><text:span text:style-name="T1">Aug 06</text:span></text:p>
          </draw:text-box>
        </draw:frame>
        <draw:frame draw:style-name="gr10" draw:text-style-name="P10" draw:layer="layout" svg:width="4.053cm" svg:height="1.483cm" svg:x="20.034cm" svg:y="56.386cm">
          <draw:text-box>
            <text:p text:style-name="P9"><text:span text:style-name="T1">Aug 13</text:span></text:p>
          </draw:text-box>
        </draw:frame>
        <draw:frame draw:style-name="gr10" draw:text-style-name="P10" draw:layer="layout" svg:width="4.053cm" svg:height="1.483cm" svg:x="26.398cm" svg:y="56.386cm">
          <draw:text-box>
            <text:p text:style-name="P9"><text:span text:style-name="T1">Aug 20</text:span></text:p>
          </draw:text-box>
        </draw:frame>
        <draw:frame draw:style-name="gr10" draw:text-style-name="P10" draw:layer="layout" svg:width="4.053cm" svg:height="1.483cm" svg:x="32.763cm" svg:y="56.386cm">
          <draw:text-box>
            <text:p text:style-name="P9"><text:span text:style-name="T1">Aug 27</text:span></text:p>
          </draw:text-box>
        </draw:frame>
        <draw:frame draw:style-name="gr11" draw:text-style-name="P10" draw:layer="layout" svg:width="3.973cm" svg:height="1.483cm" svg:x="39.127cm" svg:y="56.386cm">
          <draw:text-box>
            <text:p text:style-name="P9"><text:span text:style-name="T1">Sep 03</text:span></text:p>
          </draw:text-box>
        </draw:frame>
        <draw:frame draw:style-name="gr11" draw:text-style-name="P10" draw:layer="layout" svg:width="3.973cm" svg:height="1.483cm" svg:x="45.492cm" svg:y="56.386cm">
          <draw:text-box>
            <text:p text:style-name="P9"><text:span text:style-name="T1">Sep 10</text:span></text:p>
          </draw:text-box>
        </draw:frame>
        <draw:frame draw:style-name="gr11" draw:text-style-name="P10" draw:layer="layout" svg:width="3.973cm" svg:height="1.483cm" svg:x="51.856cm" svg:y="56.386cm">
          <draw:text-box>
            <text:p text:style-name="P9"><text:span text:style-name="T1">Sep 17</text:span></text:p>
          </draw:text-box>
        </draw:frame>
        <draw:frame draw:style-name="gr11" draw:text-style-name="P10" draw:layer="layout" svg:width="3.973cm" svg:height="1.483cm" svg:x="58.221cm" svg:y="56.386cm">
          <draw:text-box>
            <text:p text:style-name="P9"><text:span text:style-name="T1">Sep 24</text:span></text:p>
          </draw:text-box>
        </draw:frame>
        <draw:frame draw:style-name="gr12" draw:text-style-name="P10" draw:layer="layout" svg:width="3.795cm" svg:height="1.483cm" svg:x="64.585cm" svg:y="56.386cm">
          <draw:text-box>
            <text:p text:style-name="P9"><text:span text:style-name="T1">Oct 01</text:span></text:p>
          </draw:text-box>
        </draw:frame>
        <draw:frame draw:style-name="gr12" draw:text-style-name="P10" draw:layer="layout" svg:width="3.795cm" svg:height="1.483cm" svg:x="70.95cm" svg:y="56.386cm">
          <draw:text-box>
            <text:p text:style-name="P9"><text:span text:style-name="T1">Oct 08</text:span></text:p>
          </draw:text-box>
        </draw:frame>
        <draw:frame draw:style-name="gr12" draw:text-style-name="P10" draw:layer="layout" svg:width="3.795cm" svg:height="1.483cm" svg:x="77.314cm" svg:y="56.386cm">
          <draw:text-box>
            <text:p text:style-name="P9"><text:span text:style-name="T1">Oct 15</text:span></text:p>
          </draw:text-box>
        </draw:frame>
        <draw:frame draw:style-name="gr12" draw:text-style-name="P10" draw:layer="layout" svg:width="3.795cm" svg:height="1.483cm" svg:x="83.679cm" svg:y="56.386cm">
          <draw:text-box>
            <text:p text:style-name="P9"><text:span text:style-name="T1">Oct 22</text:span></text:p>
          </draw:text-box>
        </draw:frame>
        <draw:frame draw:style-name="gr12" draw:text-style-name="P10" draw:layer="layout" svg:width="3.795cm" svg:height="1.483cm" svg:x="90.044cm" svg:y="56.386cm">
          <draw:text-box>
            <text:p text:style-name="P9"><text:span text:style-name="T1">Oct 29</text:span></text:p>
          </draw:text-box>
        </draw:frame>
        <draw:frame draw:style-name="gr9" draw:text-style-name="P1" draw:layer="layout" svg:width="0.002cm" svg:height="0.945cm" svg:x="10cm" svg:y="38.5cm">
          <draw:text-box>
            <text:p/>
          </draw:text-box>
        </draw:frame>
        <draw:frame draw:style-name="gr9" draw:text-style-name="P1" draw:layer="layout" svg:width="0.002cm" svg:height="0.945cm" svg:x="10cm" svg:y="38.5cm">
          <draw:text-box>
            <text:p/>
          </draw:text-box>
        </draw:frame>
        <draw:frame draw:style-name="gr9" draw:text-style-name="P1" draw:layer="layout" svg:width="0.002cm" svg:height="0.945cm" svg:x="10cm" svg:y="38.5cm">
          <draw:text-box>
            <text:p/>
          </draw:text-box>
        </draw:frame>
        <draw:frame draw:style-name="gr9" draw:text-style-name="P1" draw:layer="layout" svg:width="0.002cm" svg:height="0.945cm" svg:x="10cm" svg:y="38.5cm">
          <draw:text-box>
            <text:p/>
          </draw:text-box>
        </draw:frame>
        <draw:frame draw:style-name="gr9" draw:text-style-name="P1" draw:layer="layout" svg:width="0.002cm" svg:height="0.945cm" svg:x="10cm" svg:y="38.5cm">
          <draw:text-box>
            <text:p/>
          </draw:text-box>
        </draw:frame>
        <draw:frame draw:style-name="gr9" draw:text-style-name="P1" draw:layer="layout" svg:width="0.002cm" svg:height="0.945cm" svg:x="10cm" svg:y="38.5cm">
          <draw:text-box>
            <text:p/>
          </draw:text-box>
        </draw:frame>
        <draw:frame draw:style-name="gr9" draw:text-style-name="P1" draw:layer="layout" svg:width="0.002cm" svg:height="0.945cm" svg:x="10cm" svg:y="38.5cm">
          <draw:text-box>
            <text:p/>
          </draw:text-box>
        </draw:frame>
        <draw:frame draw:style-name="gr13" draw:text-style-name="P11" draw:layer="layout" svg:width="5.4cm" svg:height="3.409cm" svg:x="3.3cm" svg:y="24.921cm">
          <draw:text-box>
            <text:p text:style-name="P9"><text:span text:style-name="T2">MA</text:span></text:p>
          </draw:text-box>
        </draw:frame>
        <draw:frame draw:style-name="gr14" draw:text-style-name="P12" draw:layer="layout" svg:width="5.4cm" svg:height="3.579cm" svg:x="3.3cm" svg:y="45.921cm">
          <draw:text-box>
            <text:p text:style-name="P9"><text:span text:style-name="T3">PA</text:span></text:p>
          </draw:text-box>
        </draw:frame>
        <draw:line draw:style-name="gr15" draw:text-style-name="P13" draw:layer="layout" svg:x1="22cm" svg:y1="43.5cm" svg:x2="22cm" svg:y2="8.7cm">
          <text:p/>
        </draw:line>
        <draw:line draw:style-name="gr15" draw:text-style-name="P13" draw:layer="layout" svg:x1="17.155cm" svg:y1="51.207cm" svg:x2="17.153cm" svg:y2="10.8cm">
          <text:p/>
        </draw:line>
        <draw:line draw:style-name="gr15" draw:text-style-name="P13" draw:layer="layout" svg:x1="38.983cm" svg:y1="47.211cm" svg:x2="38.982cm" svg:y2="9.6cm">
          <text:p/>
        </draw:line>
        <draw:line draw:style-name="gr15" draw:text-style-name="P13" draw:layer="layout" svg:x1="85.6cm" svg:y1="45.3cm" svg:x2="85.6cm" svg:y2="4.793cm">
          <text:p/>
        </draw:line>
        <draw:line draw:style-name="gr15" draw:text-style-name="P13" draw:layer="layout" svg:x1="89.031cm" svg:y1="50.503cm" svg:x2="89.033cm" svg:y2="12.292cm">
          <text:p/>
        </draw:line>
        <draw:line draw:style-name="gr15" draw:text-style-name="P13" draw:layer="layout" svg:x1="96.862cm" svg:y1="47.315cm" svg:x2="96.861cm" svg:y2="12.6cm">
          <text:p/>
        </draw:line>
        <draw:line draw:style-name="gr15" draw:text-style-name="P13" draw:layer="layout" svg:x1="93.089cm" svg:y1="42.719cm" svg:x2="93.091cm" svg:y2="5.7cm">
          <text:p/>
        </draw:line>
        <draw:line draw:style-name="gr15" draw:text-style-name="P13" draw:layer="layout" svg:x1="66.4cm" svg:y1="49.9cm" svg:x2="66.4cm" svg:y2="10.5cm">
          <text:p/>
        </draw:line>
        <draw:frame draw:style-name="gr16" draw:text-style-name="P14" draw:layer="layout" svg:width="9.6cm" svg:height="6.136cm" svg:x="9.7cm" svg:y="4.364cm">
          <draw:text-box>
            <text:p text:style-name="P9"><text:span text:style-name="T4">First news about Santiago Maldonado's disappearance </text:span></text:p>
          </draw:text-box>
        </draw:frame>
        <draw:frame draw:style-name="gr17" draw:text-style-name="P14" draw:layer="layout" svg:width="5.6cm" svg:height="2.985cm" svg:x="20.2cm" svg:y="5.415cm">
          <draw:text-box>
            <text:p text:style-name="P9"><text:span text:style-name="T4">Primary elections</text:span></text:p>
          </draw:text-box>
        </draw:frame>
        <draw:frame draw:style-name="gr18" draw:text-style-name="P14" draw:layer="layout" svg:width="9.9cm" svg:height="5.619cm" svg:x="33.9cm" svg:y="3.581cm">
          <draw:text-box>
            <text:p text:style-name="P9"><text:span text:style-name="T4">March one month after Santiago Maldonado's disappearance</text:span></text:p>
          </draw:text-box>
        </draw:frame>
        <draw:line draw:style-name="gr19" draw:text-style-name="P13" draw:layer="layout" svg:x1="82.449cm" svg:y1="46.711cm" svg:x2="82.452cm" svg:y2="12cm">
          <text:p/>
        </draw:line>
        <draw:frame draw:style-name="gr18" draw:text-style-name="P14" draw:layer="layout" svg:width="7.4cm" svg:height="5.619cm" svg:x="77.2cm" svg:y="6cm">
          <draw:text-box>
            <text:p text:style-name="P9"><text:span text:style-name="T4">Appearance of Santiago Maldonado's body</text:span></text:p>
          </draw:text-box>
        </draw:frame>
        <draw:frame draw:style-name="gr18" draw:text-style-name="P14" draw:layer="layout" svg:width="10.1cm" svg:height="5.619cm" svg:x="60.9cm" svg:y="4.6cm">
          <draw:text-box>
            <text:p text:style-name="P9"><text:span text:style-name="T4">March two months after Santiago Maldonado's disappearance</text:span></text:p>
          </draw:text-box>
        </draw:frame>
        <draw:frame draw:style-name="gr17" draw:text-style-name="P14" draw:layer="layout" svg:width="5.6cm" svg:height="2.985cm" svg:x="82.6cm" svg:y="1.6cm">
          <draw:text-box>
            <text:p text:style-name="P9"><text:span text:style-name="T4">General elections</text:span></text:p>
          </draw:text-box>
        </draw:frame>
        <draw:frame draw:style-name="gr20" draw:text-style-name="P14" draw:layer="layout" svg:width="5.613cm" svg:height="4.302cm" svg:x="86.187cm" svg:y="7.698cm">
          <draw:text-box>
            <text:p text:style-name="P9"><text:span text:style-name="T4">Julio De Vido's detention</text:span></text:p>
          </draw:text-box>
        </draw:frame>
        <draw:frame draw:style-name="gr20" draw:text-style-name="P14" draw:layer="layout" svg:width="5.613cm" svg:height="4.302cm" svg:x="93.987cm" svg:y="8cm">
          <draw:text-box>
            <text:p text:style-name="P9"><text:span text:style-name="T4">Amado Boudou's detention</text:span></text:p>
          </draw:text-box>
        </draw:frame>
        <draw:frame draw:style-name="gr17" draw:text-style-name="P14" draw:layer="layout" svg:width="7.013cm" svg:height="2.985cm" svg:x="89.387cm" svg:y="2.415cm">
          <draw:text-box>
            <text:p text:style-name="P9"><text:span text:style-name="T4">Debates on labor reform</text:span></text:p>
          </draw:text-box>
        </draw:frame>
        <draw:frame draw:style-name="gr21" draw:text-style-name="P15" draw:layer="layout" svg:width="9.1cm" svg:height="2.474cm" svg:x="19.2cm" svg:y="61.9cm">
          <draw:text-box>
            <text:p text:style-name="P9"><text:span text:style-name="T5">Elections</text:span></text:p>
          </draw:text-box>
        </draw:frame>
        <draw:frame draw:style-name="gr22" draw:text-style-name="P16" draw:layer="layout" svg:width="10.6cm" svg:height="4.697cm" svg:x="29.8cm" svg:y="61.867cm">
          <draw:text-box>
            <text:p text:style-name="P9"><text:span text:style-name="T5">Missing person</text:span></text:p>
          </draw:text-box>
        </draw:frame>
        <draw:frame draw:style-name="gr23" draw:text-style-name="P17" draw:layer="layout" svg:width="7.6cm" svg:height="4.697cm" svg:x="42.1cm" svg:y="61.8cm">
          <draw:text-box>
            <text:p text:style-name="P9"><text:span text:style-name="T5">Social leader</text:span></text:p>
          </draw:text-box>
        </draw:frame>
        <draw:frame draw:style-name="gr24" draw:text-style-name="P18" draw:layer="layout" svg:width="8.8cm" svg:height="4.8cm" svg:x="51.4cm" svg:y="61.7cm">
          <draw:text-box>
            <text:p text:style-name="P9"><text:span text:style-name="T5">Current President</text:span></text:p>
          </draw:text-box>
        </draw:frame>
        <draw:frame draw:style-name="gr25" draw:text-style-name="P19" draw:layer="layout" svg:width="9.8cm" svg:height="6.92cm" svg:x="61.7cm" svg:y="61.626cm">
          <draw:text-box>
            <text:p text:style-name="P9"><text:span text:style-name="T5">Former Planning minister</text:span></text:p>
          </draw:text-box>
        </draw:frame>
        <draw:frame draw:style-name="gr26" draw:text-style-name="P20" draw:layer="layout" svg:width="11.8cm" svg:height="4.697cm" svg:x="73cm" svg:y="61.626cm">
          <draw:text-box>
            <text:p text:style-name="P9"><text:span text:style-name="T5">Former Vice-President</text:span></text:p>
          </draw:text-box>
        </draw:frame>
        <draw:frame draw:style-name="gr27" draw:text-style-name="P21" draw:layer="layout" svg:width="11.1cm" svg:height="4.697cm" svg:x="86.3cm" svg:y="61.6cm">
          <draw:text-box>
            <text:p text:style-name="P9"><text:span text:style-name="T5">Prosecutor's death</text:span></text:p>
          </draw:text-box>
        </draw:frame>
        <draw:frame draw:style-name="gr10" draw:text-style-name="P10" draw:layer="layout" svg:width="4.053cm" svg:height="1.483cm" svg:x="8.05cm" svg:y="56.387cm">
          <draw:text-box>
            <text:p text:style-name="P9"><text:span text:style-name="T1">Jul 31</text:span></text:p>
          </draw:text-box>
        </draw:frame>
        <draw:frame draw:style-name="gr12" draw:text-style-name="P10" draw:layer="layout" svg:width="3.795cm" svg:height="1.483cm" svg:x="96.125cm" svg:y="56.387cm">
          <draw:text-box>
            <text:p text:style-name="P9"><text:span text:style-name="T1">Nov 5</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draw:marker-start="Arrow" draw:marker-start-width="1cm" draw:marker-end="Arrow" draw:marker-end-width="0cm" draw:fill="none" draw:fill-gradient-name="Gradient_20_3" draw:fill-hatch-name="Hatching_20_1" draw:fill-image-name="Bitmap_20_1" draw:fill-image-width="0cm" draw:fill-image-height="0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5cm" fo:page-height="7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6</meta:editing-cycles>
    <meta:editing-duration>PT9M34S</meta:editing-duration>
    <dc:date>2018-03-02T15:58:43.834246244</dc:date>
    <meta:generator>LibreOffice/4.4.6.3$Linux_X86_64 LibreOffice_project/40m0$Build-3</meta:generator>
    <meta:document-statistic meta:object-count="98"/>
  </office:meta>
</office:document-meta>
</file>